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3.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C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4.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5.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6" style:family="table">
      <style:table-properties style:width="18.5cm" table:align="left"/>
    </style:style>
    <style:style style:name="Tabela6.A" style:family="table-column">
      <style:table-column-properties style:column-width="7.925cm"/>
    </style:style>
    <style:style style:name="Tabela6.B" style:family="table-column">
      <style:table-column-properties style:column-width="10.575cm"/>
    </style:style>
    <style:style style:name="Tabela6.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6.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6.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6.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6.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P52" style:family="paragraph" style:parent-style-name="Text_20_body" style:list-style-name="L22">
      <style:paragraph-properties fo:margin-top="0cm" fo:margin-bottom="0cm" style:contextual-spacing="false" fo:text-align="justify" style:justify-single-word="false"/>
    </style:style>
    <style:style style:name="P53" style:family="paragraph" style:parent-style-name="Text_20_body">
      <style:paragraph-properties fo:margin-top="0cm" fo:margin-bottom="0cm" style:contextual-spacing="false" fo:text-align="justify" style:justify-single-word="false"/>
      <style:text-properties officeooo:paragraph-rsid="0013371c"/>
    </style:style>
    <style:style style:name="P54" style:family="paragraph" style:parent-style-name="Text_20_body" style:list-style-name="L23">
      <style:paragraph-properties fo:margin-top="0cm" fo:margin-bottom="0cm" style:contextual-spacing="false" fo:text-align="justify" style:justify-single-word="false"/>
    </style:style>
    <style:style style:name="P55" style:family="paragraph" style:parent-style-name="Text_20_body" style:list-style-name="L23">
      <style:paragraph-properties fo:margin-top="0cm" fo:margin-bottom="0cm" style:contextual-spacing="false" fo:text-align="justify" style:justify-single-word="false"/>
      <style:text-properties officeooo:paragraph-rsid="0013371c"/>
    </style:style>
    <style:style style:name="P56" style:family="paragraph" style:parent-style-name="Heading_20_3">
      <style:paragraph-properties fo:margin-top="0cm" fo:margin-bottom="0cm" style:contextual-spacing="false"/>
    </style:style>
    <style:style style:name="P57" style:family="paragraph" style:parent-style-name="Text_20_body">
      <style:paragraph-properties fo:margin-top="0cm" fo:margin-bottom="0cm" style:contextual-spacing="false"/>
    </style:style>
    <style:style style:name="P5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59" style:family="paragraph" style:parent-style-name="Text_20_body" style:list-style-name="L24">
      <style:paragraph-properties fo:margin-top="0cm" fo:margin-bottom="0cm" style:contextual-spacing="false" fo:text-align="justify" style:justify-single-word="false"/>
    </style:style>
    <style:style style:name="P60" style:family="paragraph" style:parent-style-name="Text_20_body" style:list-style-name="L25">
      <style:paragraph-properties fo:margin-top="0cm" fo:margin-bottom="0cm" style:contextual-spacing="false" fo:text-align="justify" style:justify-single-word="false"/>
    </style:style>
    <style:style style:name="P61" style:family="paragraph" style:parent-style-name="Text_20_body" style:list-style-name="L26">
      <style:paragraph-properties fo:margin-top="0cm" fo:margin-bottom="0cm" style:contextual-spacing="false" fo:text-align="justify" style:justify-single-word="false"/>
    </style:style>
    <style:style style:name="P62" style:family="paragraph" style:parent-style-name="Text_20_body" style:list-style-name="L27">
      <style:paragraph-properties fo:margin-top="0cm" fo:margin-bottom="0cm" style:contextual-spacing="false" fo:text-align="justify" style:justify-single-word="false"/>
    </style:style>
    <style:style style:name="P63" style:family="paragraph" style:parent-style-name="Text_20_body" style:list-style-name="L28">
      <style:paragraph-properties fo:margin-top="0cm" fo:margin-bottom="0cm" style:contextual-spacing="false" fo:text-align="justify" style:justify-single-word="false"/>
    </style:style>
    <style:style style:name="P64" style:family="paragraph" style:parent-style-name="Text_20_body" style:list-style-name="L29">
      <style:paragraph-properties fo:margin-top="0cm" fo:margin-bottom="0cm" style:contextual-spacing="false" fo:text-align="justify" style:justify-single-word="false"/>
    </style:style>
    <style:style style:name="P65" style:family="paragraph" style:parent-style-name="Text_20_body" style:list-style-name="L30">
      <style:paragraph-properties fo:margin-top="0cm" fo:margin-bottom="0cm" style:contextual-spacing="false" fo:text-align="justify" style:justify-single-word="false"/>
    </style:style>
    <style:style style:name="P66" style:family="paragraph" style:parent-style-name="Text_20_body" style:list-style-name="L31">
      <style:paragraph-properties fo:margin-top="0cm" fo:margin-bottom="0cm" style:contextual-spacing="false" fo:text-align="justify" style:justify-single-word="false"/>
    </style:style>
    <style:style style:name="P67" style:family="paragraph" style:parent-style-name="Text_20_body" style:list-style-name="L32">
      <style:paragraph-properties fo:margin-top="0cm" fo:margin-bottom="0cm" style:contextual-spacing="false" fo:text-align="justify" style:justify-single-word="false"/>
    </style:style>
    <style:style style:name="P68" style:family="paragraph" style:parent-style-name="Text_20_body">
      <style:paragraph-properties fo:margin-top="0cm" fo:margin-bottom="0cm" style:contextual-spacing="false" fo:text-align="justify" style:justify-single-word="false"/>
      <style:text-properties officeooo:rsid="0016c828" officeooo:paragraph-rsid="0016c828"/>
    </style:style>
    <style:style style:name="P69" style:family="paragraph" style:parent-style-name="Text_20_body">
      <style:paragraph-properties fo:margin-top="0cm" fo:margin-bottom="0cm" style:contextual-spacing="false" fo:text-align="justify" style:justify-single-word="false"/>
      <style:text-properties fo:font-style="italic"/>
    </style:style>
    <style:style style:name="P70" style:family="paragraph" style:parent-style-name="Text_20_body" style:list-style-name="L33">
      <style:paragraph-properties fo:margin-top="0cm" fo:margin-bottom="0cm" style:contextual-spacing="false" fo:text-align="justify" style:justify-single-word="false"/>
    </style:style>
    <style:style style:name="P71" style:family="paragraph" style:parent-style-name="Text_20_body" style:list-style-name="L34">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T9" style:family="text">
      <style:text-properties fo:font-style="italic" fo:font-weight="bold" style:font-style-asian="italic" style:font-style-complex="italic"/>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p text:style-name="P1"><text:a xlink:type="simple" xlink:href="#__RefHeading___Toc3687_1423847352" office:name="Parâmetros REST em Funções JavaScript" text:style-name="Index_20_Link" text:visited-style-name="Index_20_Link">Parâmetros REST em Funções JavaScript<text:tab/>27</text:a></text:p>
          <text:p text:style-name="P1"><text:a xlink:type="simple" xlink:href="#__RefHeading___Toc3689_1423847352" office:name="Funções Anônimas em JavaScript" text:style-name="Index_20_Link" text:visited-style-name="Index_20_Link">Funções Anônimas em JavaScript<text:tab/>30</text:a></text:p>
          <text:p text:style-name="P1"><text:a xlink:type="simple" xlink:href="#__RefHeading___Toc3691_1423847352" office:name="Resumo da Aula: Dominando Arrow Functions em JavaScript Moderno" text:style-name="Index_20_Link" text:visited-style-name="Index_20_Link">Resumo da Aula: Dominando Arrow Functions em JavaScript Moderno<text:tab/>32</text:a></text:p>
          <text:p text:style-name="P1"><text:a xlink:type="simple" xlink:href="#__RefHeading___Toc3693_1423847352" office:name="Dominando Funções Aninhadas em JavaScript" text:style-name="Index_20_Link" text:visited-style-name="Index_20_Link">Dominando Funções Aninhadas em JavaScript<text:tab/>36</text:a></text:p>
          <text:p text:style-name="P1"><text:a xlink:type="simple" xlink:href="#__RefHeading___Toc3982_1423847352" office:name="Funções Geradoras em JavaScript" text:style-name="Index_20_Link" text:visited-style-name="Index_20_Link">Funções Geradoras em JavaScript<text:tab/>3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text:bookmark-start text:name="__RefHeading___Toc3687_1423847352"/>Parâmetros REST em Funções JavaScript<text:bookmark-end text:name="__RefHeading___Toc3687_1423847352"/></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h text:style-name="P48" text:outline-level="1"><text:bookmark-start text:name="__RefHeading___Toc3689_1423847352"/>Funções Anônimas em JavaScript<text:bookmark-end text:name="__RefHeading___Toc3689_1423847352"/></text:h>
      <text:p text:style-name="P15"/>
      <text:h text:style-name="P4" text:outline-level="2">1. Introdução às Funções Anônimas: Conceito e Propósito</text:h>
      <text:p text:style-name="P3"/>
      <text:p text:style-name="P15">Funções anônimas são uma construção fundamental em JavaScript, caracterizadas principalmente pela ausência de um nome associado. Sua importância estratégica reside no fato de serem processadas de maneira distinta pelo motor do JavaScript: ao contrário das funções nomeadas, que são analisadas e alocadas na memória antes da execução do código, as funções anônimas são criadas apenas em tempo de execução. A diferença fundamental está no momento da instanciação. Uma função nomeada é declarada e reservada na memória, pronta para ser invocada a qualquer momento. Em contrapartida, uma função anônima é definida como uma expressão, e sua criação ocorre somente quando o fluxo de execução do programa atinge a linha onde ela está declarada. Essa diferença é um resultado direto de como o JavaScript processa declarações de função (que são 'içadas' ou 'hoisted') versus expressões de função (que são avaliadas em tempo de execução).</text:p>
      <text:p text:style-name="P15">Compreendido o conceito, é essencial analisar a sintaxe básica e a implementação prática dessas funções para utilizá-las de forma eficaz.</text:p>
      <text:p text:style-name="P15"/>
      <text:h text:style-name="P4" text:outline-level="2">2. Implementação Padrão de Funções Anônimas</text:h>
      <text:p text:style-name="P3"/>
      <text:p text:style-name="P15">Dominar a sintaxe fundamental é o primeiro passo para criar e utilizar funções anônimas de maneira eficiente. Embora não possuam um nome, elas devem ser atribuídas a uma variável ou constante para serem invocadas. No JavaScript moderno, o uso de <text:span text:style-name="Source_20_Text">const</text:span> é a prática recomendada para garantir que a referência à função não seja acidentalmente reatribuída. A sintaxe para criar uma função anônima e atribuí-la a uma constante é direta. O exemplo abaixo ilustra a criação de uma função que soma dois valores, <text:span text:style-name="Source_20_Text">v1</text:span> e <text:span text:style-name="Source_20_Text">v2</text:span>:</text:p>
      <text:p text:style-name="P15"/>
      <text:p text:style-name="P9"><text:span text:style-name="Source_20_Text">const soma = function(v1, v2) {</text:span></text:p>
      <text:p text:style-name="P9"><text:span text:style-name="Source_20_Text"><text:s text:c="2"/>return v1 + v2;</text:span></text:p>
      <text:p text:style-name="P9"><text:span text:style-name="Source_20_Text">};</text:span></text:p>
      <text:p text:style-name="P15"><text:soft-page-break/>Para invocar a função, utilizamos a constante <text:span text:style-name="Source_20_Text">soma</text:span> como se fosse o nome da função. O comportamento é idêntico ao de uma função nomeada, e podemos usar <text:span text:style-name="Source_20_Text">console.log</text:span> para exibir o resultado retornado:</text:p>
      <text:p text:style-name="P15"/>
      <text:p text:style-name="P9"><text:span text:style-name="Source_20_Text">console.log(soma(10, 5)); // Saída: 15</text:span></text:p>
      <text:p text:style-name="P10"><text:span text:style-name="Source_20_Text"/></text:p>
      <text:p text:style-name="P15">A versatilidade das funções anônimas permite a implementação de lógicas complexas. É possível, por exemplo, utilizar parâmetros rest (<text:span text:style-name="Source_20_Text">...valores</text:span>) para criar uma função que soma múltiplos argumentos. O exemplo a seguir demonstra o uso de um laço <text:span text:style-name="Source_20_Text">for...of</text:span> para iterar sobre os valores e calcular o total, provando que construções lógicas avançadas são perfeitamente aplicáveis:</text:p>
      <text:p text:style-name="P15"/>
      <text:p text:style-name="P9"><text:span text:style-name="Source_20_Text">const somaValores = function(...valores) {</text:span></text:p>
      <text:p text:style-name="P9"><text:span text:style-name="Source_20_Text"><text:s text:c="2"/>let resultado = 0;</text:span></text:p>
      <text:p text:style-name="P9"><text:span text:style-name="Source_20_Text"><text:s text:c="2"/>for (let v of valores) {</text:span></text:p>
      <text:p text:style-name="P9"><text:span text:style-name="Source_20_Text"><text:s text:c="4"/>resultado += v;</text:span></text:p>
      <text:p text:style-name="P9"><text:span text:style-name="Source_20_Text"><text:s text:c="2"/>}</text:span></text:p>
      <text:p text:style-name="P9"><text:span text:style-name="Source_20_Text"><text:s text:c="2"/>return resultado;</text:span></text:p>
      <text:p text:style-name="P9"><text:span text:style-name="Source_20_Text">};</text:span></text:p>
      <text:p text:style-name="P10"><text:span text:style-name="Source_20_Text"/></text:p>
      <text:p text:style-name="P15">Além dessa implementação padrão, existe uma forma alternativa e mais específica de criar funções anônimas através de um construtor nativo do JavaScript.</text:p>
      <text:p text:style-name="P15"/>
      <text:h text:style-name="P4" text:outline-level="2">3. O Construtor <text:span text:style-name="Source_20_Text">new Function</text:span>: Uma Abordagem Alternativa</text:h>
      <text:p text:style-name="P3"/>
      <text:p text:style-name="P15">O Construtor de Função (<text:span text:style-name="Source_20_Text">new Function</text:span>) é uma ferramenta especializada para a criação de funções anônimas, ideal para cenários que envolvem operações mais simples e diretas. Sua sintaxe difere significativamente do método de declaração padrão, exigindo uma estrutura específica para definir os parâmetros e o corpo da função. A criação de uma função anônima com este método envolve o uso do operador <text:span text:style-name="Source_20_Text">new</text:span> seguido pelo construtor <text:span text:style-name="Source_20_Text">Function</text:span>. As regras sintáticas para sua utilização são estritas e essenciais para o seu correto funcionamento:</text:p>
      <text:list text:style-name="L22">
        <text:list-item>
          <text:p text:style-name="P52">O uso do operador <text:span text:style-name="Source_20_Text">new</text:span> é obrigatório.</text:p>
        </text:list-item>
        <text:list-item>
          <text:p text:style-name="P52">A palavra-chave <text:span text:style-name="Source_20_Text">Function</text:span> deve começar com letra maiúscula, seguindo a convenção de construtores em JavaScript.</text:p>
        </text:list-item>
        <text:list-item>
          <text:p text:style-name="P52">Todos os componentes — os nomes dos parâmetros e o corpo da função — devem ser passados individualmente como strings.</text:p>
        </text:list-item>
        <text:list-item>
          <text:p text:style-name="P52">O último parâmetro fornecido ao construtor é sempre interpretado como o corpo da função, ou seja, o código que será executado.</text:p>
        </text:list-item>
      </text:list>
      <text:p text:style-name="P15"/>
      <text:p text:style-name="P15">O exemplo a seguir demonstra como criar uma função de soma para três valores (<text:span text:style-name="Source_20_Text">v1</text:span>, <text:span text:style-name="Source_20_Text">v2</text:span>, <text:span text:style-name="Source_20_Text">v3</text:span>) utilizando o construtor <text:span text:style-name="Source_20_Text">new Function</text:span>:</text:p>
      <text:p text:style-name="P15"/>
      <text:p text:style-name="P9"><text:span text:style-name="Source_20_Text">const somaConstrutor = new Function("v1", "v2", "v3", "return v1 + v2 + v3");</text:span></text:p>
      <text:p text:style-name="P15"><text:soft-page-break/>A chamada da função criada pelo construtor é feita da mesma forma que a implementação padrão, através da constante à qual foi associada:</text:p>
      <text:p text:style-name="P15"/>
      <text:p text:style-name="P9"><text:span text:style-name="Source_20_Text">console.log(somaConstrutor(10, 5, 2)); // Saída: 17</text:span></text:p>
      <text:p text:style-name="P10"><text:span text:style-name="Source_20_Text"/></text:p>
      <text:p text:style-name="P53">A escolha do método depende do contexto: a sintaxe padrão é superior para lógicas complexas, enquanto o Construtor <text:span text:style-name="Source_20_Text">new Function</text:span> pode ser útil para criar funções dinamicamente a partir de strings, desde que a lógica do corpo seja concisa e simples.</text:p>
      <text:p text:style-name="P15"/>
      <text:h text:style-name="P4" text:outline-level="2">4. Conclusão: Principais Pontos da Aula</text:h>
      <text:p text:style-name="P3"/>
      <text:p text:style-name="P15">Esta aula explorou os fundamentos e as diferentes formas de implementação de funções anônimas em JavaScript. Ao dominar esses conceitos, é possível escrever um código mais dinâmico e adaptável. Os principais aprendizados sobre funções anônimas podem ser resumidos em três pontos centrais:</text:p>
      <text:list text:style-name="L23">
        <text:list-item>
          <text:p text:style-name="P54"><text:span text:style-name="T1">Definição e Criação</text:span>: A principal característica de uma função anônima é a ausência de um nome. Diferente das funções nomeadas, que são alocadas na memória antes do código rodar, as anônimas são criadas (instanciadas) somente em tempo de execução.</text:p>
        </text:list-item>
        <text:list-item>
          <text:p text:style-name="P54"><text:span text:style-name="T1">Sintaxe Padrão</text:span>: A forma mais comum de criar uma função anônima é atribuí-la a uma variável ou constante. Elas podem conter qualquer lógica de programação, incluindo estruturas complexas e recursos modernos como parâmetros rest.</text:p>
        </text:list-item>
        <text:list-item>
          <text:p text:style-name="P55"><text:span text:style-name="T1">O Construtor </text:span><text:span text:style-name="Source_20_Text"><text:span text:style-name="T1">new Function</text:span></text:span>: Representa uma abordagem alternativa, ideal para funções mais simples. Sua sintaxe possui regras específicas, como o uso obrigatório do operador <text:span text:style-name="Source_20_Text">new</text:span>, a capitalização de <text:span text:style-name="Source_20_Text">Function</text:span> e a passagem de todos os argumentos, incluindo o corpo da função, como strings.</text:p>
        </text:list-item>
      </text:list>
      <text:p text:style-name="P15"/>
      <text:h text:style-name="P48" text:outline-level="1"><text:bookmark-start text:name="__RefHeading___Toc3691_1423847352"/>Resumo da Aula: Dominando Arrow Functions em JavaScript Moderno<text:bookmark-end text:name="__RefHeading___Toc3691_1423847352"/></text:h>
      <text:p text:style-name="P15"/>
      <text:h text:style-name="P56" text:outline-level="3">O que são Arrow Functions?</text:h>
      <text:p text:style-name="P57"/>
      <text:p text:style-name="P15">As <text:span text:style-name="T3">Arrow Functions</text:span> (ou funções lâmbda) representam um mecanismo conciso e poderoso para declarar funções anônimas em JavaScript. Compreender essa sintaxe é um passo estratégico para quem busca escrever um código mais limpo e produtivo, sendo essencial para interagir com frameworks modernos como React e para simplificar operações em arrays com métodos como <text:span text:style-name="Source_20_Text">map</text:span>, <text:span text:style-name="Source_20_Text">filter</text:span> e <text:span text:style-name="Source_20_Text">reduce</text:span>. Como o próprio nome sugere, elas são caracterizadas pela notação de seta (<text:span text:style-name="Source_20_Text">=&gt;</text:span>), que substitui a palavra-chave <text:span text:style-name="Source_20_Text">function</text:span> e simplifica visualmente a estrutura do código. Para entender plenamente seu valor, a melhor abordagem é comparar diretamente a sintaxe tradicional de uma função anônima com a nova e elegante abordagem das Arrow Functions.</text:p>
      <text:p text:style-name="P15"/>
      <text:p text:style-name="P15"/>
      <text:p text:style-name="P15"/>
      <text:h text:style-name="P8" text:outline-level="3"><text:soft-page-break/>1. Análise Comparativa: Da Função Anônima Padrão para a Arrow Function</text:h>
      <text:p text:style-name="P3"/>
      <text:p text:style-name="P15">Visualizar a evolução da sintaxe de funções anônimas deixa claro o porquê das Arrow Functions terem se tornado um padrão. A mudança fundamental reside na simplificação da estrutura, tornando a declaração de uma função associada a uma variável ou constante muito mais direta.</text:p>
      <text:p text:style-name="P15"/>
      <text:h text:style-name="P29" text:outline-level="4">1.1. Sintaxe Tradicional</text:h>
      <text:p text:style-name="P3"/>
      <text:p text:style-name="P15">No padrão mais antigo, uma função anônima é declarada usando a palavra-chave <text:span text:style-name="Source_20_Text">function</text:span> e associada a uma constante, como no exemplo abaixo, que cria uma função para somar dois valores:</text:p>
      <text:p text:style-name="P15"/>
      <text:p text:style-name="P41"><text:span text:style-name="Source_20_Text">const soma = function(v1, v2) {</text:span></text:p>
      <text:p text:style-name="P41"><text:span text:style-name="Source_20_Text"><text:s text:c="4"/>return v1 + v2;</text:span></text:p>
      <text:p text:style-name="P41"><text:span text:style-name="Source_20_Text">}</text:span></text:p>
      <text:p text:style-name="P10"><text:span text:style-name="Source_20_Text"/></text:p>
      <text:h text:style-name="P29" text:outline-level="4">1.2. A Sintaxe da Arrow Function</text:h>
      <text:p text:style-name="P3"/>
      <text:p text:style-name="P15">Com a Arrow Function, eliminamos a palavra-chave <text:span text:style-name="Source_20_Text">function</text:span> e introduzimos a seta <text:span text:style-name="Source_20_Text">=&gt;</text:span> entre a lista de parâmetros e o corpo da função. O mesmo exemplo de soma é reescrito da seguinte forma:</text:p>
      <text:p text:style-name="P15"/>
      <text:p text:style-name="P9"><text:span text:style-name="Source_20_Text">const soma = (v1, v2) =&gt; {</text:span></text:p>
      <text:p text:style-name="P9"><text:span text:style-name="Source_20_Text"><text:s text:c="4"/>return v1 + v2;</text:span></text:p>
      <text:p text:style-name="P9"><text:span text:style-name="Source_20_Text">}</text:span></text:p>
      <text:p text:style-name="P10"><text:span text:style-name="Source_20_Text"/></text:p>
      <text:p text:style-name="P15">A diferença chave é a clareza conceitual: a sintaxe <text:span text:style-name="Source_20_Text">(v1, v2) =&gt; {...}</text:span> cria uma "leitura dinâmica" que deixa explícito que os parâmetros à esquerda da seta são o <text:span text:style-name="T3">input</text:span> para a operação à direita.</text:p>
      <text:p text:style-name="P15"/>
      <text:p text:style-name="P15"><text:span text:style-name="T9">Nota:</text:span><text:span text:style-name="T10"> Independentemente da sintaxe utilizada para a declaração, a forma de chamar a função permanece idêntica em ambos os casos: </text:span><text:span text:style-name="Source_20_Text"><text:span text:style-name="T10">soma(10, 5)</text:span></text:span><text:span text:style-name="T10">.</text:span></text:p>
      <text:p text:style-name="P15"/>
      <text:p text:style-name="P15">Essa consistência na chamada é importante, pois significa que você pode refatorar funções anônimas para a sintaxe de Arrow Function sem precisar alterar nenhuma outra parte do seu código que as utiliza. Agora que vimos a mudança fundamental na sintaxe, vamos explorar as regras específicas que tornam as Arrow Functions excepcionalmente poderosas e concisas em diferentes cenários.</text:p>
      <text:p text:style-name="P15"/>
      <text:h text:style-name="P8" text:outline-level="3">2. Regras de Sintaxe e Otimizações</text:h>
      <text:p text:style-name="P3"/>
      <text:p text:style-name="P15">Dominar as variações de sintaxe das Arrow Functions é fundamental para extrair seu máximo benefício. Essas regras permitem adaptar a declaração da função ao contexto, resultando em um código mais limpo e eficiente.</text:p>
      <text:p text:style-name="P15"/>
      <text:p text:style-name="P15"/>
      <text:p text:style-name="P15"/>
      <text:h text:style-name="P29" text:outline-level="4"><text:soft-page-break/>2.1. Parâmetro Único: Omissão dos Parênteses</text:h>
      <text:p text:style-name="P3"/>
      <text:p text:style-name="P15">Quando uma Arrow Function aceita apenas um parâmetro, os parênteses <text:span text:style-name="Source_20_Text">()</text:span> ao seu redor tornam-se opcionais. Essa pequena otimização contribui para um código ainda mais enxuto.</text:p>
      <text:p text:style-name="P15"/>
      <text:p text:style-name="P25">Exemplo:</text:p>
      <text:p text:style-name="P25"/>
      <text:p text:style-name="P58"><text:span text:style-name="Source_20_Text">// Função que recebe um único parâmetro 'n'</text:span></text:p>
      <text:p text:style-name="P58"><text:span text:style-name="Source_20_Text">const nome = n =&gt; { </text:span></text:p>
      <text:p text:style-name="P58"><text:span text:style-name="Source_20_Text"><text:s text:c="4"/>return n;</text:span></text:p>
      <text:p text:style-name="P58"><text:span text:style-name="Source_20_Text">}</text:span></text:p>
      <text:p text:style-name="P10"><text:span text:style-name="Source_20_Text"/></text:p>
      <text:h text:style-name="P29" text:outline-level="4">2.2. Retorno Implícito: Omissão de Chaves e <text:span text:style-name="Source_20_Text">return</text:span></text:h>
      <text:p text:style-name="P3"><text:span text:style-name="Source_20_Text"/></text:p>
      <text:p text:style-name="P15">Esta é talvez a característica mais poderosa das Arrow Functions. Se o corpo da função contém apenas uma única linha de código (uma única expressão), as chaves <text:span text:style-name="Source_20_Text">{}</text:span> e a palavra-chave <text:span text:style-name="Source_20_Text">return</text:span> podem ser completamente omitidas. O resultado da expressão é retornado automaticamente.</text:p>
      <text:p text:style-name="P15"/>
      <text:p text:style-name="P25">Exemplo 1: Operação matemática simples</text:p>
      <text:p text:style-name="P25"/>
      <text:p text:style-name="P9"><text:span text:style-name="Source_20_Text">// Função que adiciona 10 a um número e retorna o resultado</text:span></text:p>
      <text:p text:style-name="P9"><text:span text:style-name="Source_20_Text">const adicionar = n =&gt; n + 10;</text:span></text:p>
      <text:p text:style-name="P10"><text:span text:style-name="Source_20_Text"/></text:p>
      <text:p text:style-name="P15"><text:span text:style-name="T1">Exemplo 2: Refatorando a função </text:span><text:span text:style-name="Source_20_Text"><text:span text:style-name="T1">nome</text:span></text:span></text:p>
      <text:p text:style-name="P15"><text:span text:style-name="Source_20_Text"><text:span text:style-name="T1"/></text:span></text:p>
      <text:p text:style-name="P9"><text:span text:style-name="Source_20_Text">// A função anterior, agora com retorno implícito</text:span></text:p>
      <text:p text:style-name="P9"><text:span text:style-name="Source_20_Text">const nome = n =&gt; n;</text:span></text:p>
      <text:p text:style-name="P10"><text:span text:style-name="Source_20_Text"/></text:p>
      <text:p text:style-name="P15">Essa concisão é ideal para operações de transformação de dados, mas é crucial entender quando ela se aplica. Tentar usar essa sintaxe de forma incorreta é uma armadilha comum. Por exemplo, se tentarmos remover as chaves e o <text:span text:style-name="Source_20_Text">return</text:span> de uma função com múltiplas linhas, o JavaScript não saberá o que retornar, resultando em <text:span text:style-name="Source_20_Text">undefined</text:span>. Isso nos leva à regra final.</text:p>
      <text:p text:style-name="P15"/>
      <text:h text:style-name="P29" text:outline-level="4">2.3. Lógica Complexa: A Necessidade de Chaves e <text:span text:style-name="Source_20_Text">return</text:span> Explícito</text:h>
      <text:p text:style-name="P3"/>
      <text:p text:style-name="P15">As otimizações de sintaxe se aplicam apenas a funções de uma única expressão. Quando a lógica da função é mais elaborada, envolvendo múltiplas linhas de operação, a estrutura padrão com chaves <text:span text:style-name="Source_20_Text">{}</text:span> e um <text:span text:style-name="Source_20_Text">return</text:span> explícito se torna obrigatória.</text:p>
      <text:p text:style-name="P15"/>
      <text:p text:style-name="P15"/>
      <text:p text:style-name="P15"/>
      <text:p text:style-name="P15"/>
      <text:p text:style-name="P15"/>
      <text:p text:style-name="P15"/>
      <text:p text:style-name="P25"><text:soft-page-break/>Exemplo:</text:p>
      <text:p text:style-name="P25"/>
      <text:p text:style-name="P9"><text:span text:style-name="Source_20_Text">const soma = (v1, v2) =&gt; {</text:span></text:p>
      <text:p text:style-name="P9"><text:span text:style-name="Source_20_Text"><text:s text:c="4"/>// Lógica com mais de uma linha</text:span></text:p>
      <text:p text:style-name="P9"><text:span text:style-name="Source_20_Text"><text:s text:c="4"/>let res = v1 + v2;</text:span></text:p>
      <text:p text:style-name="P9"><text:span text:style-name="Source_20_Text"><text:s text:c="4"/>// Retorno explícito é necessário</text:span></text:p>
      <text:p text:style-name="P9"><text:span text:style-name="Source_20_Text"><text:s text:c="4"/>return res;</text:span></text:p>
      <text:p text:style-name="P9"><text:span text:style-name="Source_20_Text">}</text:span></text:p>
      <text:p text:style-name="P10"><text:span text:style-name="Source_20_Text"/></text:p>
      <text:p text:style-name="P15">Compreender quando usar a sintaxe completa versus a abreviada é o que separa o uso casual do domínio das Arrow Functions. A seguir, vamos consolidar essas regras e seus benefícios estratégicos.</text:p>
      <text:p text:style-name="P15"/>
      <text:h text:style-name="P8" text:outline-level="3">3. Resumo Estratégico e Benefícios</text:h>
      <text:p text:style-name="P3"/>
      <text:p text:style-name="P15">Para consolidar o conhecimento, este guia rápido reforça as regras e os motivos pelos quais adotar Arrow Functions é uma prática recomendada no desenvolvimento JavaScript moderno.</text:p>
      <text:p text:style-name="P15"/>
      <text:p text:style-name="P25">Guia Rápido de Sintaxe:</text:p>
      <text:p text:style-name="P25"/>
      <text:list text:style-name="L24">
        <text:list-item>
          <text:p text:style-name="P59"><text:span text:style-name="T1">Parâmetro Único:</text:span> Os parênteses <text:span text:style-name="Source_20_Text">()</text:span> ao redor do parâmetro são opcionais.</text:p>
        </text:list-item>
        <text:list-item>
          <text:p text:style-name="P59"><text:span text:style-name="T1">Operação Simples (uma linha):</text:span> As chaves <text:span text:style-name="Source_20_Text">{}</text:span> e a palavra-chave <text:span text:style-name="Source_20_Text">return</text:span> são opcionais, pois o retorno é implícito.</text:p>
        </text:list-item>
        <text:list-item>
          <text:p text:style-name="P59"><text:span text:style-name="T1">Operação Complexa (múltiplas linhas):</text:span> As chaves <text:span text:style-name="Source_20_Text">{}</text:span> e a declaração explícita de <text:span text:style-name="Source_20_Text">return</text:span> são obrigatórias.</text:p>
          <text:p text:style-name="P59"/>
        </text:list-item>
      </text:list>
      <text:p text:style-name="P25">Principais Benefícios:</text:p>
      <text:p text:style-name="P25"/>
      <text:list text:style-name="L25">
        <text:list-item>
          <text:p text:style-name="P60"><text:span text:style-name="T1">Ganho de Produtividade</text:span> A sintaxe mais curta e limpa acelera a escrita de funções (graças ao retorno implícito e à omissão de parênteses em casos de parâmetro único), permitindo que o desenvolvedor se concentre na lógica em vez de na estrutura do código.</text:p>
        </text:list-item>
        <text:list-item>
          <text:p text:style-name="P60"><text:span text:style-name="T1">Código Moderno e Atualizado</text:span> Utilizar Arrow Functions alinha seu código aos conceitos mais recentes da linguagem, tornando seus projetos mais profissionais e alinhados com as expectativas do mercado.</text:p>
        </text:list-item>
        <text:list-item>
          <text:p text:style-name="P60"><text:span text:style-name="T1">Legibilidade</text:span> A estrutura <text:span text:style-name="Source_20_Text">parâmetros =&gt; expressão</text:span> torna a intenção da função mais imediata e fácil de entender (a sintaxe em uma única linha é universalmente entendida como uma transformação de dados direta), o que facilita a manutenção e a colaboração.</text:p>
        </text:list-item>
      </text:list>
      <text:h text:style-name="P8" text:outline-level="3"/>
      <text:h text:style-name="P8" text:outline-level="3">Conclusão</text:h>
      <text:p text:style-name="P3"/>
      <text:p text:style-name="P15">As Arrow Functions não são apenas uma "nova maneira" de escrever código; elas são o padrão industrial para funções concisas em JavaScript moderno. Adote-as como sua ferramenta principal para operações anônimas. Sua produtividade e a clareza do seu código irão agradecer.</text:p>
      <text:p text:style-name="P15"/>
      <text:h text:style-name="P48" text:outline-level="1"><text:bookmark-start text:name="__RefHeading___Toc3693_1423847352"/><text:soft-page-break/>Dominando Funções Aninhadas em JavaScript<text:bookmark-end text:name="__RefHeading___Toc3693_1423847352"/></text:h>
      <text:p text:style-name="P15"/>
      <text:p text:style-name="P15">Em JavaScript, as funções são tratadas como cidadãs de primeira classe, o que significa que podem ser atribuídas a variáveis, passadas como argumentos e, crucialmente, declaradas dentro de outras funções. Esta capacidade permite a criação de padrões de programação flexíveis e poderosos. A aula em questão demonstra como o aninhamento de funções não é apenas uma curiosidade teórica, mas uma ferramenta prática para encapsular e organizar a lógica do código, tornando-o mais limpo e modular.</text:p>
      <text:p text:style-name="P15"/>
      <text:p text:style-name="P15">O objetivo deste resumo é decodificar o exemplo prático apresentado, solidificando o entendimento sobre a declaração, o escopo e o fluxo de execução de funções aninhadas. Ao analisar cada componente da solução, clarificamos como os dados fluem entre a função externa e a interna, resultando em uma operação coesa.</text:p>
      <text:p text:style-name="P15">A seguir, analisaremos a estrutura central do exemplo, começando pela função externa que serve como o ponto de entrada para a nossa lógica de soma.</text:p>
      <text:p text:style-name="P15"/>
      <text:h text:style-name="P8" text:outline-level="3">2. Análise da Estrutura Principal: A Função Externa <text:span text:style-name="Source_20_Text">soma</text:span></text:h>
      <text:p text:style-name="P3"><text:span text:style-name="Source_20_Text"/></text:p>
      <text:p text:style-name="P15">A função externa <text:span text:style-name="Source_20_Text">soma</text:span> atua como o "contêiner" estratégico da nossa operação. Ela não apenas define o escopo para a lógica interna, mas também serve como o ponto de entrada que recebe os dados. Sua declaração é uma síntese de conceitos modernos do JavaScript: uma função anônima atribuída a uma constante, definida com a sintaxe concisa de uma <text:span text:style-name="T3">arrow function</text:span> e equipada com a flexibilidade de um parâmetro <text:span text:style-name="T3">rest</text:span>. É um exemplo prático de como a programação moderna consiste em associar múltiplas ferramentas para criar uma solução elegante e poderosa. A assinatura da função <text:span text:style-name="Source_20_Text">soma</text:span> pode ser deconstruída nos seguintes componentes:</text:p>
      <text:p text:style-name="P15"/>
      <text:list text:style-name="L26">
        <text:list-item>
          <text:p text:style-name="P61"><text:span text:style-name="Source_20_Text"><text:span text:style-name="T1">const soma</text:span></text:span>: A função é declarada como uma constante. Essa escolha previne a reatribuição acidental da variável <text:span text:style-name="Source_20_Text">soma</text:span>, garantindo que sua referência à função permaneça intacta durante a execução do programa.</text:p>
        </text:list-item>
        <text:list-item>
          <text:p text:style-name="P61"><text:span text:style-name="T1">Arrow Function </text:span><text:span text:style-name="Source_20_Text"><text:span text:style-name="T1">=&gt;</text:span></text:span>: A sintaxe <text:span text:style-name="Source_20_Text">=&gt;</text:span> indica que estamos utilizando uma <text:span text:style-name="T3">arrow function</text:span>, uma forma moderna e concisa de declarar funções anônimas em JavaScript.</text:p>
        </text:list-item>
        <text:list-item>
          <text:p text:style-name="P61"><text:span text:style-name="T1">Parâmetro Rest </text:span><text:span text:style-name="Source_20_Text"><text:span text:style-name="T1">(...valores)</text:span></text:span>: Esta é a sintaxe de <text:span text:style-name="T1">parâmetro rest</text:span>. Sua função é <text:span text:style-name="T3">agrupar</text:span> um número indefinido de argumentos passados na chamada da função (neste caso, <text:span text:style-name="Source_20_Text">10, 5, 15</text:span>) em um único array chamado <text:span text:style-name="Source_20_Text">valores</text:span>. É fundamental não confundir com a sintaxe de <text:span text:style-name="T3">spread</text:span>, que tem a aparência idêntica (<text:span text:style-name="Source_20_Text">...</text:span>), mas faz o oposto: <text:span text:style-name="T3">expande</text:span> os elementos de um array em argumentos individuais. Abaixo, a estrutura completa da função para referência visual:</text:p>
          <text:p text:style-name="P61"/>
        </text:list-item>
      </text:list>
      <text:p text:style-name="P41"><text:span text:style-name="Source_20_Text">const soma = (...valores) =&gt; {</text:span></text:p>
      <text:p text:style-name="P41"><text:span text:style-name="Source_20_Text"><text:s text:c="4"/>const somar = (Val) =&gt; {</text:span></text:p>
      <text:p text:style-name="P41"><text:span text:style-name="Source_20_Text"><text:s text:c="8"/>let res = 0;</text:span></text:p>
      <text:p text:style-name="P41"><text:span text:style-name="Source_20_Text"><text:s text:c="8"/>for (let v of Val) {</text:span></text:p>
      <text:p text:style-name="P41"><text:span text:style-name="Source_20_Text"><text:s text:c="12"/>res += v;</text:span></text:p>
      <text:p text:style-name="P41"><text:span text:style-name="Source_20_Text"><text:s text:c="8"/>}</text:span></text:p>
      <text:p text:style-name="P41"><text:span text:style-name="Source_20_Text"><text:s text:c="8"/>return res;</text:span></text:p>
      <text:p text:style-name="P41"><text:span text:style-name="Source_20_Text"><text:s text:c="4"/>};</text:span></text:p>
      <text:p text:style-name="P41"><text:span text:style-name="Source_20_Text"><text:s text:c="4"/>return somar(valores);</text:span></text:p>
      <text:p text:style-name="P41"><text:span text:style-name="Source_20_Text">};</text:span></text:p>
      <text:p text:style-name="P15"><text:soft-page-break/>Com a função externa definida, o próximo passo é entender como a lógica de cálculo é executada por sua função interna, <text:span text:style-name="Source_20_Text">somar</text:span>.</text:p>
      <text:p text:style-name="P15"/>
      <text:h text:style-name="P8" text:outline-level="3">3. O Núcleo da Lógica: A Função Interna <text:span text:style-name="Source_20_Text">somar</text:span></text:h>
      <text:p text:style-name="P3"><text:span text:style-name="Source_20_Text"/></text:p>
      <text:p text:style-name="P15">Posicionada dentro do escopo de <text:span text:style-name="Source_20_Text">soma</text:span>, a função <text:span text:style-name="Source_20_Text">somar</text:span> funciona como o "motor" da operação. Seu propósito é aplicar o <text:span text:style-name="T1">Princípio da Responsabilidade Única</text:span> em pequena escala. Ao isolar a lógica da iteração e da soma, <text:span text:style-name="Source_20_Text">somar</text:span> se torna uma unidade de trabalho pura e testável, enquanto a função <text:span text:style-name="Source_20_Text">soma</text:span> se concentra em sua própria responsabilidade: receber os dados e orquestrar a operação. A implementação da função <text:span text:style-name="Source_20_Text">somar</text:span> é composta pelos seguintes elementos-chave:</text:p>
      <text:p text:style-name="P15"/>
      <text:list text:style-name="L27">
        <text:list-item>
          <text:p text:style-name="P62"><text:span text:style-name="T1">Declaração e Parâmetro</text:span>: <text:span text:style-name="Source_20_Text">somar</text:span> é uma função padrão declarada com um único parâmetro, <text:span text:style-name="Source_20_Text">Val</text:span>, que está destinado a receber o array de números (<text:span text:style-name="Source_20_Text">valores</text:span>) da função externa.</text:p>
        </text:list-item>
        <text:list-item>
          <text:p text:style-name="P62"><text:span text:style-name="T1">Inicialização do Acumulador</text:span>: A variável <text:span text:style-name="Source_20_Text">let res = 0</text:span> é declarada para servir como um acumulador. Ela armazena o resultado parcial da soma a cada iteração do loop.</text:p>
        </text:list-item>
        <text:list-item>
          <text:p text:style-name="P62"><text:span text:style-name="T1">O Loop </text:span><text:span text:style-name="Source_20_Text"><text:span text:style-name="T1">for...of</text:span></text:span>: A escolha do loop <text:span text:style-name="Source_20_Text">for...of</text:span> é descrita como uma "excelente alternativa" para percorrer coleções como um array. A cada iteração, ele atribui o próximo elemento do array <text:span text:style-name="Source_20_Text">Val</text:span> à variável <text:span text:style-name="Source_20_Text">v</text:span>, simplificando o acesso a cada número.</text:p>
        </text:list-item>
        <text:list-item>
          <text:p text:style-name="P62"><text:span text:style-name="T1">Operação de Soma</text:span>: A linha <text:span text:style-name="Source_20_Text">res += v</text:span> é o coração da lógica, onde cada valor (<text:span text:style-name="Source_20_Text">v</text:span>) é adicionado ao acumulador <text:span text:style-name="Source_20_Text">res</text:span>.</text:p>
        </text:list-item>
        <text:list-item>
          <text:p text:style-name="P62"><text:span text:style-name="T1">O </text:span><text:span text:style-name="Source_20_Text"><text:span text:style-name="T1">return res</text:span></text:span>: Ao final do loop, o comando <text:span text:style-name="Source_20_Text">return res</text:span> envia o resultado total da soma <text:span text:style-name="T1">de volta para o escopo da função </text:span><text:span text:style-name="Source_20_Text"><text:span text:style-name="T1">soma</text:span></text:span>, concluindo a tarefa da função interna.</text:p>
        </text:list-item>
      </text:list>
      <text:p text:style-name="P15"/>
      <text:p text:style-name="P15">Agora que a função interna calculou o resultado, como esse valor é efetivamente utilizado e retornado ao chamador original que iniciou todo o processo?</text:p>
      <text:p text:style-name="P15"/>
      <text:h text:style-name="P8" text:outline-level="3">4. O Fluxo de Execução: Conectando as Peças</text:h>
      <text:p text:style-name="P3"/>
      <text:p text:style-name="P15">Entender o fluxo de dados e retornos é fundamental ao trabalhar com funções aninhadas. O valor final não aparece magicamente; ele segue um caminho preciso, passando da função interna para a externa antes de chegar ao destino final. Vamos rastrear a chamada <text:span text:style-name="Source_20_Text">console.log(soma(10, 5, 15))</text:span> passo a passo para visualizar esse fluxo.</text:p>
      <text:p text:style-name="P15"/>
      <text:list text:style-name="L28">
        <text:list-item>
          <text:p text:style-name="P63"><text:span text:style-name="T1">Chamada Inicial</text:span>: A função <text:span text:style-name="Source_20_Text">soma</text:span> é invocada com os argumentos <text:span text:style-name="Source_20_Text">10, 5, 15</text:span>. O parâmetro rest <text:span text:style-name="Source_20_Text">(...valores)</text:span> os agrupa no array <text:span text:style-name="Source_20_Text">valores = [10, 5, 15]</text:span>.</text:p>
        </text:list-item>
        <text:list-item>
          <text:p text:style-name="P63"><text:span text:style-name="T1">Invocação da Função Interna</text:span>: Dentro de <text:span text:style-name="Source_20_Text">soma</text:span>, a função <text:span text:style-name="Source_20_Text">somar</text:span> é chamada, e o array <text:span text:style-name="Source_20_Text">valores</text:span> é passado como seu argumento. A execução de <text:span text:style-name="Source_20_Text">soma</text:span> é pausada neste ponto, aguardando o retorno de <text:span text:style-name="Source_20_Text">somar</text:span>.</text:p>
        </text:list-item>
        <text:list-item>
          <text:p text:style-name="P63"><text:span text:style-name="T1">Execução da Lógica</text:span>: O loop <text:span text:style-name="Source_20_Text">for...of</text:span> dentro de <text:span text:style-name="Source_20_Text">somar</text:span> itera sobre o array <text:span text:style-name="Source_20_Text">[10, 5, 15]</text:span>. <text:span text:style-name="Source_20_Text">res</text:span> se torna 10, depois 15 (10 + 5), e finalmente 30 (15 + 15).</text:p>
        </text:list-item>
        <text:list-item>
          <text:p text:style-name="P63"><text:span text:style-name="T1">Primeiro Retorno (Interno)</text:span>: A função <text:span text:style-name="Source_20_Text">somar</text:span> conclui sua execução e <text:span text:style-name="Source_20_Text">return res</text:span> envia o valor <text:span text:style-name="Source_20_Text">30</text:span> de volta ao ponto onde foi chamada dentro da função <text:span text:style-name="Source_20_Text">soma</text:span>.</text:p>
        </text:list-item>
        <text:list-item>
          <text:p text:style-name="P63"><text:span text:style-name="T1">Segundo Retorno (Externo)</text:span>: A linha <text:span text:style-name="Source_20_Text">return somar(valores)</text:span> agora pode ser resolvida. O valor <text:span text:style-name="Source_20_Text">30</text:span> (retornado por <text:span text:style-name="Source_20_Text">somar</text:span>) é então retornado pela função <text:span text:style-name="Source_20_Text">soma</text:span> ao seu chamador original.</text:p>
        </text:list-item>
        <text:list-item>
          <text:p text:style-name="P63"><text:soft-page-break/><text:span text:style-name="T1">Saída Final</text:span>: O <text:span text:style-name="Source_20_Text">console.log</text:span> recebe o valor <text:span text:style-name="Source_20_Text">30</text:span> retornado por <text:span text:style-name="Source_20_Text">soma</text:span> e o exibe no console.</text:p>
        </text:list-item>
      </text:list>
      <text:p text:style-name="P15"/>
      <text:p text:style-name="P15">Este fluxo em cascata é o conceito central a ser dominado. O instrutor o resume perfeitamente, enfatizando que o valor final não é diretamente calculado por <text:span text:style-name="Source_20_Text">soma</text:span>, mas sim delegado e recuperado:</text:p>
      <text:p text:style-name="P15">a função soma retorna <text:span text:style-name="T3">o retorno</text:span> da função somar.</text:p>
      <text:p text:style-name="P15"/>
      <text:h text:style-name="P8" text:outline-level="3">5. A Filosofia por Trás da Prática: "Abrir a Cabeça" do Programador</text:h>
      <text:p text:style-name="P3"/>
      <text:p text:style-name="P15">Além da técnica específica, o objetivo central da aula é incentivar uma mentalidade de desenvolvimento mais flexível e criativa. O exemplo prático não é apresentado como a única solução, mas como uma demonstração do que é possível, encorajando o desenvolvedor a "abrir a cabeça" para novas possibilidades e combinações. A importância estratégica deste conceito reside em sua capacidade de servir como base para a resolução de problemas em aplicações complexas. As conclusões do instrutor destacam:</text:p>
      <text:p text:style-name="P15"/>
      <text:list text:style-name="L29">
        <text:list-item>
          <text:p text:style-name="P64"><text:span text:style-name="T1">Associação de Conceitos</text:span>: A programação eficaz envolve a habilidade de combinar diferentes ferramentas e conceitos. Neste exemplo, associamos funções anônimas, parâmetro rest, loops e escopos para construir uma solução robusta.</text:p>
        </text:list-item>
        <text:list-item>
          <text:p text:style-name="P64"><text:span text:style-name="T1">Resolução de Problemas</text:span>: Ao dominar esses padrões, um desenvolvedor cria um repertório mental. Quando um problema real surge, ele pode lembrar e aplicar a combinação certa de técnicas para resolvê-lo de forma eficiente.</text:p>
        </text:list-item>
        <text:list-item>
          <text:p text:style-name="P64"><text:span text:style-name="T1">Desenvolvimento Fluido</text:span>: A maestria desses fundamentos permite que o desenvolvedor "deslanche", superando desafios com maior fluidez e confiança no desenvolvimento de suas aplicações.</text:p>
        </text:list-item>
      </text:list>
      <text:p text:style-name="P15"/>
      <text:p text:style-name="P15">Em conclusão, esta aula ensina não apenas o que são funções aninhadas, mas também como o fluxo de retorno funciona em cascata e, mais importante, promove a mentalidade de um programador que não apenas aprende ferramentas isoladas, mas entende como combiná-las para criar soluções elegantes e eficazes.</text:p>
      <text:p text:style-name="P15"/>
      <text:h text:style-name="P48" text:outline-level="1"><text:bookmark-start text:name="__RefHeading___Toc3982_1423847352"/>Funções Geradoras em JavaScript<text:bookmark-end text:name="__RefHeading___Toc3982_1423847352"/></text:h>
      <text:p text:style-name="P15"/>
      <text:h text:style-name="P4" text:outline-level="2">1.0 Funções Geradoras: O Poder da Execução Pausada</text:h>
      <text:p text:style-name="P3"/>
      <text:p text:style-name="P15">As funções geradoras representam um recurso avançado em JavaScript, oferecendo uma capacidade única: a habilidade de pausar sua execução em um determinado ponto, retornar um valor e, posteriormente, retomar de onde parou. Essa mecânica de controle de fluxo é de importância estratégica, posicionando as funções geradoras como um pilar fundamental para a programação assíncrona na linguagem. Elas permitem que uma função ceda o controle da execução de volta ao código que a chamou, sem perder seu estado interno. Para entender seu valor, é útil contrastar o fluxo de controle de uma função geradora com o de uma função tradicional.</text:p>
      <text:p text:style-name="P15"/>
      <table:table table:name="Tabela6" table:style-name="Tabela6">
        <table:table-column table:style-name="Tabela6.A"/>
        <table:table-column table:style-name="Tabela6.B"/>
        <table:table-row>
          <table:table-cell table:style-name="Tabela6.A1" office:value-type="string">
            <text:p text:style-name="P5">Funções Normais</text:p>
          </table:table-cell>
          <table:table-cell table:style-name="Tabela6.B1" office:value-type="string">
            <text:p text:style-name="P5">Funções Geradoras</text:p>
          </table:table-cell>
        </table:table-row>
        <table:table-row>
          <table:table-cell table:style-name="Tabela6.A2" office:value-type="string">
            <text:p text:style-name="P19">A função detém o controle total desde o momento em que é chamada até o seu <text:span text:style-name="Source_20_Text">return</text:span> final. A execução é contínua e ininterrupta.</text:p>
          </table:table-cell>
          <table:table-cell table:style-name="Tabela6.B2" office:value-type="string">
            <text:p text:style-name="P19">A função pode ceder (<text:span text:style-name="Source_20_Text">yield</text:span>) o controle de volta ao chamador e ser retomada posteriormente.</text:p>
          </table:table-cell>
        </table:table-row>
        <text:soft-page-break/>
        <table:table-row>
          <table:table-cell table:style-name="Tabela6.A2" office:value-type="string">
            <text:p text:style-name="P19">Retorna um único valor ao final de sua execução completa.</text:p>
          </table:table-cell>
          <table:table-cell table:style-name="Tabela6.B2" office:value-type="string">
            <text:p text:style-name="P19">Pode retornar (<text:span text:style-name="Source_20_Text">yield</text:span>) múltiplos valores ao longo do tempo, em diferentes pontos de sua execução.</text:p>
          </table:table-cell>
        </table:table-row>
        <table:table-row>
          <table:table-cell table:style-name="Tabela6.A4" office:value-type="string">
            <text:p text:style-name="P19">O estado interno (variáveis locais) é descartado após o retorno da função.</text:p>
          </table:table-cell>
          <table:table-cell table:style-name="Tabela6.B4" office:value-type="string">
            <text:p text:style-name="P19"><text:span text:style-name="T1">Estado Interno Persistente:</text:span> O escopo da função (variáveis locais) é preservado entre as chamadas de <text:span text:style-name="Source_20_Text">.next()</text:span>, permitindo que a execução continue exatamente de onde parou.</text:p>
          </table:table-cell>
        </table:table-row>
      </table:table>
      <text:p text:style-name="P15"/>
      <text:p text:style-name="P15">Essa capacidade de pausar e retomar a execução é gerenciada por uma mecânica fundamental que envolve o uso de um objeto especial, o <text:span text:style-name="Source_20_Text">iterator</text:span>, e a palavra-chave <text:span text:style-name="Source_20_Text">yield</text:span>.</text:p>
      <text:p text:style-name="P15"/>
      <text:h text:style-name="P4" text:outline-level="2">2.0 Anatomia de uma Função Geradora: Sintaxe e Mecânicas Essenciais</text:h>
      <text:p text:style-name="P3"/>
      <text:p text:style-name="P15">Para dominar o uso prático das funções geradoras, é crucial compreender os componentes sintáticos e operacionais que as definem. Esses elementos trabalham em conjunto para permitir o fluxo de execução pausável que as torna tão poderosas.</text:p>
      <text:p text:style-name="P15"/>
      <text:h text:style-name="P8" text:outline-level="3">A Sintaxe Distintiva</text:h>
      <text:p text:style-name="P3"/>
      <text:p text:style-name="P15">A declaração de uma função geradora é visualmente similar à de uma função normal, mas com uma diferença crucial: o uso de um asterisco (<text:span text:style-name="Source_20_Text">*</text:span>) após a palavra-chave <text:span text:style-name="Source_20_Text">function</text:span>. Este símbolo sinaliza ao interpretador JavaScript que a função não seguirá o fluxo de execução tradicional.</text:p>
      <text:p text:style-name="P15"/>
      <text:p text:style-name="P9"><text:span text:style-name="Source_20_Text">function* cores() {</text:span></text:p>
      <text:p text:style-name="P9"><text:span text:style-name="Source_20_Text"><text:s text:c="2"/>// O corpo da função geradora fica aqui.</text:span></text:p>
      <text:p text:style-name="P9"><text:span text:style-name="Source_20_Text">}</text:span></text:p>
      <text:p text:style-name="P10"><text:span text:style-name="Source_20_Text"/></text:p>
      <text:h text:style-name="P8" text:outline-level="3">O Papel do <text:span text:style-name="Source_20_Text">yield</text:span></text:h>
      <text:p text:style-name="P3"><text:span text:style-name="Source_20_Text"/></text:p>
      <text:p text:style-name="P15">Dentro de uma função geradora, o comando <text:span text:style-name="Source_20_Text">yield</text:span> atua como o ponto de pausa e retorno. Quando a execução encontra uma expressão <text:span text:style-name="Source_20_Text">yield</text:span>, ela para, retorna o valor especificado à direita do <text:span text:style-name="Source_20_Text">yield</text:span> e aguarda a próxima chamada para continuar. A analogia fornecida no vídeo de origem é a de 'um retorno de um investimento': a função produz (<text:span text:style-name="Source_20_Text">yields</text:span>) um valor intermediário, cede o controle e aguarda ser chamada novamente para continuar seu trabalho e produzir o próximo retorno.</text:p>
      <text:p text:style-name="P15"/>
      <text:h text:style-name="P8" text:outline-level="3">O Objeto Iterador (<text:span text:style-name="Source_20_Text">Iterator</text:span>)</text:h>
      <text:p text:style-name="P3"/>
      <text:p text:style-name="P15">Uma das características mais contraintuitivas e importantes das funções geradoras é que a primeira chamada não executa seu corpo. Em vez disso, como o instrutor ressalta, ela retorna um objeto especial: o <text:span text:style-name="T1">iterador</text:span>. Este iterador é a interface que utilizamos para controlar a execução da função. O método principal do iterador é o <text:span text:style-name="Source_20_Text">.next()</text:span>. Cada vez que <text:span text:style-name="Source_20_Text">.next()</text:span> é chamado, ele inicia ou retoma a execução do corpo da função geradora, avançando até encontrar o próximo <text:span text:style-name="Source_20_Text">yield</text:span>. O resultado de uma chamada a <text:span text:style-name="Source_20_Text">.next()</text:span> é um objeto com duas propriedades: <text:span text:style-name="Source_20_Text">{ value: any, done: boolean }</text:span>. A propriedade <text:span text:style-name="Source_20_Text">value</text:span> <text:soft-page-break/>contém o valor retornado pela expressão <text:span text:style-name="Source_20_Text">yield</text:span>, e <text:span text:style-name="Source_20_Text">done</text:span> é um booleano que indica se a função terminou sua execução. A seguir, veremos como esses componentes sintáticos e mecânicos se unem para criar padrões de uso práticos e eficazes.</text:p>
      <text:p text:style-name="P15"/>
      <text:h text:style-name="P4" text:outline-level="2">3.0 Padrões de Uso Prático: Dos Retornos Simples à Interação</text:h>
      <text:p text:style-name="P3"/>
      <text:p text:style-name="P15">Ver as funções geradoras em ação é a melhor maneira de consolidar a teoria. Esta seção construirá seu conhecimento passo a passo, começando com o caso de uso mais simples — a geração de uma sequência de valores — e avançando para implementações mais interativas e complexas.</text:p>
      <text:p text:style-name="P15"/>
      <text:h text:style-name="P8" text:outline-level="3">Exemplo 1: Gerando uma Sequência de Valores</text:h>
      <text:p text:style-name="P3"/>
      <text:p text:style-name="P15">O padrão mais fundamental é usar uma função geradora para produzir uma sequência finita de valores sob demanda. Vamos implementar a função <text:span text:style-name="Source_20_Text">cores()</text:span>, que utiliza <text:span text:style-name="Source_20_Text">yield</text:span> para retornar três strings diferentes em chamadas sucessivas.</text:p>
      <text:p text:style-name="P15"/>
      <text:p text:style-name="P9"><text:span text:style-name="Source_20_Text">function* cores() {</text:span></text:p>
      <text:p text:style-name="P9"><text:span text:style-name="Source_20_Text"><text:s text:c="2"/>yield 'vermelho';</text:span></text:p>
      <text:p text:style-name="P9"><text:span text:style-name="Source_20_Text"><text:s text:c="2"/>yield 'verde';</text:span></text:p>
      <text:p text:style-name="P9"><text:span text:style-name="Source_20_Text"><text:s text:c="2"/>yield 'azul';</text:span></text:p>
      <text:p text:style-name="P9"><text:span text:style-name="Source_20_Text">}</text:span></text:p>
      <text:p text:style-name="P10"><text:span text:style-name="Source_20_Text"/></text:p>
      <text:p text:style-name="P15">Para consumir os valores desta função, primeiro obtemos o iterador e, em seguida, chamamos o método <text:span text:style-name="Source_20_Text">.next()</text:span> repetidamente, observando o objeto completo que ele retorna.</text:p>
      <text:p text:style-name="P15"/>
      <text:p text:style-name="P9"><text:span text:style-name="Source_20_Text">// 1. A primeira chamada retorna o objeto iterador.</text:span></text:p>
      <text:p text:style-name="P9"><text:span text:style-name="Source_20_Text">const itc = cores();</text:span></text:p>
      <text:p text:style-name="P9"/>
      <text:p text:style-name="P9"><text:span text:style-name="Source_20_Text">// 2. A primeira chamada de .next() executa até o primeiro yield.</text:span></text:p>
      <text:p text:style-name="P9"><text:span text:style-name="Source_20_Text">console.log(itc.next()); // Saída: { value: 'vermelho', done: false }</text:span></text:p>
      <text:p text:style-name="P9"/>
      <text:p text:style-name="P9"><text:span text:style-name="Source_20_Text">// 3. A segunda chamada continua de onde parou até o próximo yield.</text:span></text:p>
      <text:p text:style-name="P9"><text:span text:style-name="Source_20_Text">console.log(itc.next()); // Saída: { value: 'verde', done: false }</text:span></text:p>
      <text:p text:style-name="P9"/>
      <text:p text:style-name="P9"><text:span text:style-name="Source_20_Text">// 4. A terceira chamada avança para o último yield.</text:span></text:p>
      <text:p text:style-name="P9"><text:span text:style-name="Source_20_Text">console.log(itc.next()); // Saída: { value: 'azul', done: false }</text:span></text:p>
      <text:p text:style-name="P10"><text:span text:style-name="Source_20_Text"/></text:p>
      <text:p text:style-name="P15">Se tentarmos chamar <text:span text:style-name="Source_20_Text">.next()</text:span> novamente após todos os <text:span text:style-name="Source_20_Text">yield</text:span>s terem sido executados, a função chegará ao fim. O valor será <text:span text:style-name="Source_20_Text">undefined</text:span> e, crucialmente, a propriedade <text:span text:style-name="Source_20_Text">done</text:span> se tornará <text:span text:style-name="Source_20_Text">true</text:span>, sinalizando o fim da iteração.</text:p>
      <text:p text:style-name="P15"/>
      <text:p text:style-name="P9"><text:span text:style-name="Source_20_Text">console.log(itc.next()); // Saída: { value: undefined, done: true }</text:span></text:p>
      <text:h text:style-name="P8" text:outline-level="3"><text:soft-page-break/>Exemplo 2: Comunicação Bidirecional com <text:span text:style-name="Source_20_Text">yield</text:span></text:h>
      <text:p text:style-name="P3"><text:span text:style-name="Source_20_Text"/></text:p>
      <text:p text:style-name="P15">O comando <text:span text:style-name="Source_20_Text">yield</text:span> não serve apenas para retornar um valor para fora da função; ele também pode receber um valor na chamada subsequente de <text:span text:style-name="Source_20_Text">.next()</text:span>. Isso permite uma comunicação bidirecional, onde o código consumidor pode passar dados de volta para dentro da função geradora em pausa. A função <text:span text:style-name="Source_20_Text">perguntas()</text:span> ilustra este padrão, fazendo perguntas e utilizando as respostas fornecidas externamente.</text:p>
      <text:p text:style-name="P15"/>
      <text:p text:style-name="P9"><text:span text:style-name="Source_20_Text">function* perguntas() {</text:span></text:p>
      <text:p text:style-name="P9"><text:span text:style-name="Source_20_Text"><text:s text:c="2"/>const nome = yield 'Qual seu nome?';</text:span></text:p>
      <text:p text:style-name="P9"><text:span text:style-name="Source_20_Text"><text:s text:c="2"/>const esporte = yield 'Qual seu esporte favorito?';</text:span></text:p>
      <text:p text:style-name="P9"><text:span text:style-name="Source_20_Text"><text:s text:c="2"/>return `Seu nome é ${nome}, seu esporte favorito é ${esporte}`;</text:span></text:p>
      <text:p text:style-name="P9"><text:span text:style-name="Source_20_Text">}</text:span></text:p>
      <text:p text:style-name="P10"><text:span text:style-name="Source_20_Text"/></text:p>
      <text:p text:style-name="P15">A interação com esta função é um pouco diferente:</text:p>
      <text:p text:style-name="P15"/>
      <text:p text:style-name="P9"><text:span text:style-name="Source_20_Text">const itp = perguntas();</text:span></text:p>
      <text:p text:style-name="P9"/>
      <text:p text:style-name="P9"><text:span text:style-name="Source_20_Text">// A primeira chamada de .next() inicia a função e pausa no primeiro yield.</text:span></text:p>
      <text:p text:style-name="P9"><text:span text:style-name="Source_20_Text">console.log(itp.next()); // Saída: { value: 'Qual seu nome?', done: false }</text:span></text:p>
      <text:p text:style-name="P10"><text:span text:style-name="Source_20_Text"/></text:p>
      <text:p text:style-name="P15">Note que qualquer valor passado para a <text:span text:style-name="T3">primeira</text:span> chamada de <text:span text:style-name="Source_20_Text">.next()</text:span> é ignorado, pois não há nenhuma expressão <text:span text:style-name="Source_20_Text">yield</text:span> à esquerda para receber esse valor.</text:p>
      <text:p text:style-name="P15"/>
      <text:p text:style-name="P9"><text:span text:style-name="Source_20_Text">// A segunda chamada de .next() passa 'Bruno' como argumento.</text:span></text:p>
      <text:p text:style-name="P9"><text:span text:style-name="Source_20_Text">// Esse valor é atribuído à constante 'nome' e a execução continua até o próximo yield.</text:span></text:p>
      <text:p text:style-name="P9"><text:span text:style-name="Source_20_Text">console.log(itp.next('Bruno')); // Saída: { value: 'Qual seu esporte favorito?', done: false }</text:span></text:p>
      <text:p text:style-name="P9"/>
      <text:p text:style-name="P9"><text:span text:style-name="Source_20_Text">// A terceira chamada passa 'natação'. Esse valor é atribuído a 'esporte'.</text:span></text:p>
      <text:p text:style-name="P9"><text:span text:style-name="Source_20_Text">// A função então executa até o final e atinge o 'return'.</text:span></text:p>
      <text:p text:style-name="P9"><text:span text:style-name="Source_20_Text">console.log(itp.next('natação')); </text:span></text:p>
      <text:p text:style-name="P9"><text:span text:style-name="Source_20_Text">// Saída: { value: 'Seu nome é Bruno, seu esporte favorito é natação', done: true }</text:span></text:p>
      <text:p text:style-name="P10"><text:span text:style-name="Source_20_Text"/></text:p>
      <text:p text:style-name="P15">Observe que o valor da instrução <text:span text:style-name="Source_20_Text">return</text:span> é entregue na propriedade <text:span text:style-name="Source_20_Text">value</text:span> do último objeto, e <text:span text:style-name="Source_20_Text">done</text:span> é definido como <text:span text:style-name="Source_20_Text">true</text:span>, indicando que a função foi concluída.</text:p>
      <text:p text:style-name="P15"/>
      <text:h text:style-name="P4" text:outline-level="2">4.0 Gerenciando Fluxos de Dados: Loops e Controle de Execução</text:h>
      <text:p text:style-name="P3"/>
      <text:p text:style-name="P15">As funções geradoras são ferramentas poderosas para lidar com fluxos de dados, especialmente sequências que são computacionalmente caras ou potencialmente infinitas. O desafio estratégico reside em controlar e consumir esses fluxos de maneira segura e eficiente, evitando loops infinitos no código consumidor.</text:p>
      <text:h text:style-name="P8" text:outline-level="3"><text:soft-page-break/>Geradores Infinitos</text:h>
      <text:p text:style-name="P3"/>
      <text:p text:style-name="P15">É perfeitamente possível criar um gerador que, teoricamente, nunca termina. A função <text:span text:style-name="Source_20_Text">contador()</text:span> abaixo utiliza um loop <text:span text:style-name="Source_20_Text">while(true)</text:span> para criar uma sequência infinita de números, incrementando e retornando um novo valor a cada chamada.</text:p>
      <text:p text:style-name="P15"/>
      <text:p text:style-name="P9"><text:span text:style-name="Source_20_Text">function* contador() {</text:span></text:p>
      <text:p text:style-name="P9"><text:span text:style-name="Source_20_Text"><text:s text:c="2"/>let i = 0;</text:span></text:p>
      <text:p text:style-name="P9"><text:span text:style-name="Source_20_Text"><text:s text:c="2"/>while (true) {</text:span></text:p>
      <text:p text:style-name="P9"><text:span text:style-name="Source_20_Text"><text:s text:c="4"/>yield i++;</text:span></text:p>
      <text:p text:style-name="P9"><text:span text:style-name="Source_20_Text"><text:s text:c="2"/>}</text:span></text:p>
      <text:p text:style-name="P9"><text:span text:style-name="Source_20_Text">}</text:span></text:p>
      <text:p text:style-name="P10"><text:span text:style-name="Source_20_Text"/></text:p>
      <text:p text:style-name="P15"><text:span text:style-name="T1">Nota sobre Incremento:</text:span> No exemplo acima, <text:span text:style-name="Source_20_Text">i++</text:span> (pós-incremento) é usado. Isso significa que o valor atual de <text:span text:style-name="Source_20_Text">i</text:span> é retornado <text:span text:style-name="T3">antes</text:span> de ser incrementado. Por isso, a primeira chamada a <text:span text:style-name="Source_20_Text">.next().value</text:span> retorna <text:span text:style-name="Source_20_Text">0</text:span>. Como mencionado no vídeo, se usássemos <text:span text:style-name="Source_20_Text">++i</text:span> (pré-incremento), o valor seria incrementado <text:span text:style-name="T3">antes</text:span> de ser retornado, e a primeira chamada retornaria <text:span text:style-name="Source_20_Text">1</text:span>.</text:p>
      <text:p text:style-name="P15"/>
      <text:h text:style-name="P8" text:outline-level="3">Padrões de Consumo e Controle</text:h>
      <text:p text:style-name="P3"/>
      <text:p text:style-name="P15">Consumir um gerador infinito requer uma estratégia de controle para evitar que o programa trave. Existem abordagens tanto externas quanto internas para gerenciar a execução.</text:p>
      <text:p text:style-name="P15"/>
      <text:h text:style-name="P29" text:outline-level="4">Consumo Finito com <text:span text:style-name="Source_20_Text">for</text:span></text:h>
      <text:p text:style-name="P3"><text:span text:style-name="Source_20_Text"/></text:p>
      <text:p text:style-name="P15">A abordagem mais simples é usar um loop <text:span text:style-name="Source_20_Text">for</text:span> tradicional no lado do consumidor para chamar o gerador um número fixo de vezes. Isso impõe um limite externo na execução do gerador infinito.</text:p>
      <text:p text:style-name="P15"/>
      <text:p text:style-name="P9"><text:span text:style-name="Source_20_Text">const itco = contador();</text:span></text:p>
      <text:p text:style-name="P9"><text:span text:style-name="Source_20_Text">for (let i = 0; i &lt; 10; i++) {</text:span></text:p>
      <text:p text:style-name="P9"><text:span text:style-name="Source_20_Text"><text:s text:c="2"/>console.log(itco.next().value); // Imprime os números de 0 a 9</text:span></text:p>
      <text:p text:style-name="P9"><text:span text:style-name="Source_20_Text">}</text:span></text:p>
      <text:p text:style-name="P10"><text:span text:style-name="Source_20_Text"/></text:p>
      <text:h text:style-name="P29" text:outline-level="4">Consumo Idiomático com <text:span text:style-name="Source_20_Text">for...of</text:span></text:h>
      <text:p text:style-name="P3"><text:span text:style-name="Source_20_Text"/></text:p>
      <text:p text:style-name="P15">Como as funções geradoras produzem iteradores, elas se integram perfeitamente com o loop <text:span text:style-name="Source_20_Text">for...of</text:span>, que é a forma mais natural e idiomática de consumir iteráveis em JavaScript. No entanto, usar <text:span text:style-name="Source_20_Text">for...of</text:span> diretamente em um gerador infinito resultará em um loop infinito.</text:p>
      <text:p text:style-name="P15"/>
      <text:h text:style-name="P29" text:outline-level="4">Controle Interno com <text:span text:style-name="Source_20_Text">break</text:span></text:h>
      <text:p text:style-name="P3"><text:span text:style-name="Source_20_Text"/></text:p>
      <text:p text:style-name="P15">A técnica mais robusta é adicionar a lógica de controle <text:span text:style-name="T3">dentro</text:span> da própria função geradora. Ao modificar a função <text:span text:style-name="Source_20_Text">contador</text:span> para incluir uma condição de parada, nós a tornamos segura para consumo com <text:span text:style-name="Source_20_Text">for...of</text:span>, pois ela se encerrará por conta própria.</text:p>
      <text:p text:style-name="P9"><text:soft-page-break/><text:span text:style-name="Source_20_Text">function* contadorControlado() {</text:span></text:p>
      <text:p text:style-name="P9"><text:span text:style-name="Source_20_Text"><text:s text:c="2"/>let i = 0;</text:span></text:p>
      <text:p text:style-name="P9"><text:span text:style-name="Source_20_Text"><text:s text:c="2"/>while (true) {</text:span></text:p>
      <text:p text:style-name="P9"><text:span text:style-name="Source_20_Text"><text:s text:c="4"/>if (i &gt; 5) {</text:span></text:p>
      <text:p text:style-name="P9"><text:span text:style-name="Source_20_Text"><text:s text:c="6"/>break; // Encerra o loop interno</text:span></text:p>
      <text:p text:style-name="P9"><text:span text:style-name="Source_20_Text"><text:s text:c="4"/>}</text:span></text:p>
      <text:p text:style-name="P9"><text:span text:style-name="Source_20_Text"><text:s text:c="4"/>yield i++;</text:span></text:p>
      <text:p text:style-name="P9"><text:span text:style-name="Source_20_Text"><text:s text:c="2"/>}</text:span></text:p>
      <text:p text:style-name="P9"><text:span text:style-name="Source_20_Text">}</text:span></text:p>
      <text:p text:style-name="P9"/>
      <text:p text:style-name="P9"><text:span text:style-name="Source_20_Text">// Agora é seguro usar for...of</text:span></text:p>
      <text:p text:style-name="P9"><text:span text:style-name="Source_20_Text">for (let c of contadorControlado()) {</text:span></text:p>
      <text:p text:style-name="P9"><text:span text:style-name="Source_20_Text"><text:s text:c="2"/>console.log(c); // Imprime os números de 0 a 5 e para</text:span></text:p>
      <text:p text:style-name="P9"><text:span text:style-name="Source_20_Text">}</text:span></text:p>
      <text:p text:style-name="P10"><text:span text:style-name="Source_20_Text"/></text:p>
      <text:p text:style-name="P15">Esta abordagem encapsula a lógica de término, tornando a função geradora autônoma e mais previsível para qualquer consumidor, que não precisa mais se preocupar em impor limites externos.</text:p>
      <text:p text:style-name="P15"/>
      <text:h text:style-name="P4" text:outline-level="2">5.0 Conclusão: Integrando Funções Geradoras em Seus Projetos</text:h>
      <text:p text:style-name="P3"/>
      <text:p text:style-name="P15">As funções geradoras oferecem uma nova dimensão de controle sobre o fluxo de execução em JavaScript. Sua capacidade de pausar, produzir múltiplos valores ao longo do tempo e manter o estado entre as chamadas as torna uma ferramenta versátil para uma variedade de problemas, desde a simplificação de código assíncrono até o gerenciamento eficiente de grandes conjuntos de dados. Ao longo deste guia, exploramos os conceitos fundamentais que definem as funções geradoras:</text:p>
      <text:p text:style-name="P15"/>
      <text:list text:style-name="L30">
        <text:list-item>
          <text:p text:style-name="P65"><text:span text:style-name="T1">Execução Pausável:</text:span> A habilidade de sair e reentrar em uma função sem perder seu contexto.</text:p>
        </text:list-item>
        <text:list-item>
          <text:p text:style-name="P65"><text:span text:style-name="Source_20_Text"><text:span text:style-name="T1">yield</text:span></text:span> <text:span text:style-name="T1">e </text:span><text:span text:style-name="Source_20_Text"><text:span text:style-name="T1">next()</text:span></text:span><text:span text:style-name="T1">:</text:span> O mecanismo central para pausar, retornar valores e retomar a execução.</text:p>
        </text:list-item>
        <text:list-item>
          <text:p text:style-name="P65"><text:span text:style-name="T1">Iteradores:</text:span> O objeto retornado que serve como ponte de controle para a função.</text:p>
        </text:list-item>
        <text:list-item>
          <text:p text:style-name="P65"><text:span text:style-name="T1">Flexibilidade:</text:span> A capacidade de criar desde sequências finitas simples até fluxos de dados infinitos e controlados.</text:p>
        </text:list-item>
      </text:list>
      <text:p text:style-name="P15"/>
      <text:p text:style-name="P15">O objetivo é saber quais ferramentas você tem disponíveis. Ao se deparar com a necessidade de gerar sequências, gerenciar fluxos ou simplificar lógicas assíncronas complexas, lembre-se das funções geradoras. Elas podem ser exatamente o recurso que você precisa para escrever um código mais limpo, eficiente e expressivo.</text:p>
      <text:p text:style-name="P15"/>
      <text:h text:style-name="P48" text:outline-level="1">Método <text:span text:style-name="Source_20_Text">map()</text:span> em JavaScript</text:h>
      <text:p text:style-name="P15"/>
      <text:p text:style-name="P15">O método <text:span text:style-name="Source_20_Text">map()</text:span> é uma das ferramentas mais poderosas e modernas do arsenal do JavaScript para trabalhar com coleções, especificamente arrays. Sua função principal é simples, mas extremamente útil: percorrer <text:span text:style-name="T3">todos</text:span> os elementos de um array, aplicar uma operação a cada um deles e, ao final, retornar um <text:span text:style-name="T1">novo array</text:span> contendo os resultados dessas operações. A diferença estratégica fundamental entre usar <text:span text:style-name="Source_20_Text">map()</text:span> e loops tradicionais como o <text:span text:style-name="Source_20_Text">for</text:span> está na intenção. O <text:span text:style-name="Source_20_Text">map()</text:span> adota uma abordagem declarativa: ele sinaliza a <text:span text:style-name="T3">intenção</text:span> de transformar uma coleção, tornando o código mais legível e previsível. Em contraste, um loop <text:span text:style-name="Source_20_Text">for</text:span> é imperativo e pode ser usado para qualquer tipo de iteração, incluindo lógicas complexas com <text:span text:style-name="Source_20_Text">break</text:span> <text:soft-page-break/>e <text:span text:style-name="Source_20_Text">continue</text:span>, o que é excessivo e menos claro quando o objetivo é uma simples transformação de dados. Portanto, <text:span text:style-name="Source_20_Text">map()</text:span> deve ser a escolha preferencial para esse cenário. Os principais cenários de uso do <text:span text:style-name="Source_20_Text">map()</text:span> incluem:</text:p>
      <text:p text:style-name="P15"/>
      <text:list text:style-name="L31">
        <text:list-item>
          <text:p text:style-name="P66"><text:span text:style-name="T1">Transformar dados:</text:span> Por exemplo, converter um array de strings para um array de números.</text:p>
        </text:list-item>
        <text:list-item>
          <text:p text:style-name="P66"><text:span text:style-name="T1">Extrair uma propriedade específica:</text:span> Dado um array de objetos, criar um novo array contendo apenas o valor de uma propriedade de cada objeto (ex: extrair os nomes de uma lista de usuários).</text:p>
        </text:list-item>
        <text:list-item>
          <text:p text:style-name="P66"><text:span text:style-name="T1">Criar um novo array baseado em uma coleção existente:</text:span> Gerar uma nova lista sem modificar a original, um princípio fundamental da programação funcional conhecido como imutabilidade.</text:p>
          <text:p text:style-name="P66"/>
        </text:list-item>
      </text:list>
      <text:p text:style-name="P15">Agora, vamos mergulhar na sintaxe e nos parâmetros que tornam o <text:span text:style-name="Source_20_Text">map()</text:span> tão versátil.</text:p>
      <text:p text:style-name="P15"/>
      <text:h text:style-name="P4" text:outline-level="2">2. Sintaxe e Implementação Fundamental</text:h>
      <text:p text:style-name="P3"/>
      <text:p text:style-name="P15">A sintaxe do <text:span text:style-name="Source_20_Text">map()</text:span> é elegante e alinhada com os padrões da programação funcional. Ele é chamado diretamente em um array e recebe como argumento uma função (conhecida como "callback"), que será executada para cada elemento do array. A estrutura básica da sua chamada, utilizando uma <text:span text:style-name="T3">Arrow Function</text:span> como callback, é a seguinte:</text:p>
      <text:p text:style-name="P15"/>
      <text:p text:style-name="P9"><text:span text:style-name="Source_20_Text">const novoArray = arrayOriginal.map((elemento, indice) =&gt; {</text:span></text:p>
      <text:p text:style-name="P9"><text:span text:style-name="Source_20_Text"><text:s text:c="2"/>// Operação a ser realizada em cada 'elemento'</text:span></text:p>
      <text:p text:style-name="P9"><text:span text:style-name="Source_20_Text"><text:s text:c="2"/>return elementoModificado;</text:span></text:p>
      <text:p text:style-name="P9"><text:span text:style-name="Source_20_Text">});</text:span></text:p>
      <text:p text:style-name="P10"><text:span text:style-name="Source_20_Text"/></text:p>
      <text:p text:style-name="P15">A função de callback pode receber até três parâmetros, que o <text:span text:style-name="Source_20_Text">map()</text:span> fornece automaticamente em cada iteração:</text:p>
      <text:p text:style-name="P15"/>
      <text:list text:style-name="L32">
        <text:list-item>
          <text:p text:style-name="P67"><text:span text:style-name="Source_20_Text"><text:span text:style-name="T1">elemento</text:span></text:span>: O valor do elemento do array que está sendo processado na iteração atual. É o parâmetro mais utilizado.</text:p>
        </text:list-item>
        <text:list-item>
          <text:p text:style-name="P67"><text:span text:style-name="Source_20_Text"><text:span text:style-name="T1">indice</text:span></text:span> <text:span text:style-name="T1">(ou </text:span><text:span text:style-name="Source_20_Text"><text:span text:style-name="T1">i</text:span></text:span><text:span text:style-name="T1">)</text:span>: A posição (índice) do elemento atual dentro do array.</text:p>
        </text:list-item>
        <text:list-item>
          <text:p text:style-name="P67"><text:span text:style-name="Source_20_Text"><text:span text:style-name="T1">array</text:span></text:span> <text:span text:style-name="T1">(Opcional)</text:span>: O array original sobre o qual o método <text:span text:style-name="Source_20_Text">map()</text:span> foi chamado. Este parâmetro é útil em cenários mais complexos, como quando a transformação de um elemento depende de outro elemento na mesma coleção (ex: <text:span text:style-name="Source_20_Text">array[indice – 1]</text:span>).</text:p>
        </text:list-item>
      </text:list>
      <text:p text:style-name="P15"/>
      <text:h text:style-name="P8" text:outline-level="3">Exemplo 1: Percorrendo um Array de Cursos</text:h>
      <text:p text:style-name="P3"/>
      <text:p text:style-name="P15">Vamos começar com um exemplo simples para visualizar a iteração. Criaremos um array de cursos e usaremos o <text:span text:style-name="Source_20_Text">map()</text:span> para imprimir cada curso e sua respectiva posição no console.</text:p>
      <text:p text:style-name="P15"/>
      <text:p text:style-name="P15"/>
      <text:p text:style-name="P15"/>
      <text:p text:style-name="P15"/>
      <text:p text:style-name="P15"/>
      <text:p text:style-name="P9"><text:soft-page-break/><text:span text:style-name="Source_20_Text">const cursos = ['HTML', 'CSS', 'JavaScript', 'PHP', 'react'];</text:span></text:p>
      <text:p text:style-name="P9"/>
      <text:p text:style-name="P9"><text:span text:style-name="Source_20_Text">cursos.map((el, i) =&gt; {</text:span></text:p>
      <text:p text:style-name="P9"><text:span text:style-name="Source_20_Text"><text:s text:c="2"/>// Para cada elemento 'el' no array 'cursos', esta função é executada.</text:span></text:p>
      <text:p text:style-name="P9"><text:span text:style-name="Source_20_Text"><text:s text:c="2"/>console.log("Curso: " + el + " - Posição: " + i);</text:span></text:p>
      <text:p text:style-name="P9"><text:span text:style-name="Source_20_Text">});</text:span></text:p>
      <text:p text:style-name="P15"/>
      <text:p text:style-name="P15">Ao executar este código, o <text:span text:style-name="Source_20_Text">map()</text:span> percorrerá cada item do array <text:span text:style-name="Source_20_Text">cursos</text:span>, passando o item (<text:span text:style-name="Source_20_Text">el</text:span>) e seu índice (<text:span text:style-name="Source_20_Text">i</text:span>) para a nossa função, que então os imprimirá no console. Embora este exemplo demonstre a iteração, o verdadeiro poder do <text:span text:style-name="Source_20_Text">map()</text:span> reside na sua capacidade de usar o valor de <text:span text:style-name="Source_20_Text">return</text:span> para construir um array completamente novo.</text:p>
      <text:p text:style-name="P15"/>
      <text:h text:style-name="P4" text:outline-level="2">3. Transformando Dados e Retornando um Novo Array</text:h>
      <text:p text:style-name="P3"/>
      <text:p text:style-name="P15">A característica mais importante do <text:span text:style-name="Source_20_Text">map()</text:span> é o seu valor de retorno: ele <text:span text:style-name="T1">sempre retorna um novo array</text:span>. É crucial entender que o array original permanece completamente inalterado. Essa prática, conhecida como <text:span text:style-name="T1">imutabilidade</text:span>, é um conceito central no desenvolvimento de software moderno. Isso previne "efeitos colaterais" — modificações não intencionais em dados que podem dificultar o rastreamento de bugs — e é um pilar do gerenciamento de estado previsível em bibliotecas como o React.</text:p>
      <text:p text:style-name="P15"/>
      <text:h text:style-name="P8" text:outline-level="3">Exemplo 2: Retornando Elementos para um Novo Array</text:h>
      <text:p text:style-name="P3"/>
      <text:p text:style-name="P15">No exemplo a seguir, vamos capturar o resultado do <text:span text:style-name="Source_20_Text">map()</text:span> em uma nova variável. Inicialmente, vamos apenas retornar o próprio elemento, o que resultará em uma cópia do array original.</text:p>
      <text:p text:style-name="P15"/>
      <text:p text:style-name="P9"><text:span text:style-name="Source_20_Text">const cursos = ['HTML', 'CSS', 'JavaScript', 'PHP', 'react'];</text:span></text:p>
      <text:p text:style-name="P9"/>
      <text:p text:style-name="P9"><text:span text:style-name="Source_20_Text">const c = cursos.map((elemento) =&gt; {</text:span></text:p>
      <text:p text:style-name="P9"><text:span text:style-name="Source_20_Text"><text:s text:c="2"/>// O que for retornado aqui será um elemento do novo array.</text:span></text:p>
      <text:p text:style-name="P9"><text:span text:style-name="Source_20_Text"><text:s text:c="2"/>return elemento;</text:span></text:p>
      <text:p text:style-name="P9"><text:span text:style-name="Source_20_Text">});</text:span></text:p>
      <text:p text:style-name="P9"/>
      <text:p text:style-name="P9"><text:span text:style-name="Source_20_Text">console.log(c); // Saída: ['HTML', 'CSS', 'JavaScript', 'PHP', 'react']</text:span></text:p>
      <text:p text:style-name="P10"><text:span text:style-name="Source_20_Text"/></text:p>
      <text:p text:style-name="P15">Agora, vamos evoluir o exemplo para demonstrar uma transformação real. Podemos, por exemplo, concatenar um texto adicional a cada elemento antes de retorná-lo. Essa é a base para realizar operações muito mais complexas, como formatar dados ou criar componentes de interface.</text:p>
      <text:p text:style-name="P68"/>
      <text:p text:style-name="P68"/>
      <text:p text:style-name="P68"/>
      <text:p text:style-name="P68"/>
      <text:p text:style-name="P68"/>
      <text:p text:style-name="P68"/>
      <text:p text:style-name="P9"><text:soft-page-break/><text:span text:style-name="Source_20_Text">const cursos = ['HTML', 'CSS', 'JavaScript', 'PHP', 'react'];</text:span></text:p>
      <text:p text:style-name="P9"/>
      <text:p text:style-name="P9"><text:span text:style-name="Source_20_Text">const cursosFormatados = cursos.map((elemento) =&gt; {</text:span></text:p>
      <text:p text:style-name="P9"><text:span text:style-name="Source_20_Text"><text:s text:c="2"/>// Transformando cada elemento antes de retornar</text:span></text:p>
      <text:p text:style-name="P9"><text:span text:style-name="Source_20_Text"><text:s text:c="2"/>return "&lt;div&gt;" + elemento + "&lt;/div&gt;";</text:span></text:p>
      <text:p text:style-name="P9"><text:span text:style-name="Source_20_Text">});</text:span></text:p>
      <text:p text:style-name="P9"/>
      <text:p text:style-name="P9"><text:span text:style-name="Source_20_Text">console.log(cursosFormatados);</text:span></text:p>
      <text:p text:style-name="P9"><text:span text:style-name="Source_20_Text">// Saída: ['&lt;div&gt;HTML&lt;/div&gt;', '&lt;div&gt;CSS&lt;/div&gt;', '&lt;div&gt;JavaScript&lt;/div&gt;', '&lt;div&gt;PHP&lt;/div&gt;', '&lt;div&gt;react&lt;/div&gt;']</text:span></text:p>
      <text:p text:style-name="P69"/>
      <text:p text:style-name="P15"><text:span text:style-name="T3">Importante: O resultado aqui é um array de strings. Como o instrutor na aula original ressalta, isso não cria elementos DOM reais. É apenas uma demonstração de transformação de texto, e a criação de elementos na página requer funções específicas como </text:span><text:span text:style-name="Source_20_Text"><text:span text:style-name="T3">document.createElement()</text:span></text:span><text:span text:style-name="T3">.</text:span></text:p>
      <text:p text:style-name="P69"/>
      <text:p text:style-name="P15">Com essa base sólida, podemos explorar um caso de uso mais prático e avançado: a manipulação de elementos do DOM.</text:p>
      <text:p text:style-name="P15"/>
      <text:h text:style-name="P4" text:outline-level="2">4. Caso de Uso Avançado: <text:span text:style-name="Source_20_Text">map()</text:span> e a Manipulação do DOM</text:h>
      <text:p text:style-name="P3"/>
      <text:p text:style-name="P15">Embora <text:span text:style-name="Source_20_Text">map()</text:span> seja um método de <text:span text:style-name="Source_20_Text">Array</text:span>, frequentemente precisamos iterar sobre coleções de elementos da página (DOM). O desafio é que essas coleções nem sempre são arrays verdadeiros, o que exige um passo adicional para que possamos usar o <text:span text:style-name="Source_20_Text">map()</text:span>.</text:p>
      <text:p text:style-name="P15"/>
      <text:h text:style-name="P29" text:outline-level="4">O Desafio: A Limitação da <text:span text:style-name="Source_20_Text">HTMLCollection</text:span></text:h>
      <text:p text:style-name="P3"><text:span text:style-name="Source_20_Text"/></text:p>
      <text:p text:style-name="P15">Quando selecionamos elementos da página com métodos como <text:span text:style-name="Source_20_Text">getElementsByTagName</text:span>, o resultado não é um array, mas sim uma <text:span text:style-name="Source_20_Text">HTMLCollection</text:span>.</text:p>
      <text:p text:style-name="P15"/>
      <text:p text:style-name="P41"><text:span text:style-name="Source_20_Text">const elementos = document.getElementsByTagName("div");</text:span></text:p>
      <text:p text:style-name="P10"><text:span text:style-name="Source_20_Text"/></text:p>
      <text:p text:style-name="P15">Uma <text:span text:style-name="Source_20_Text">HTMLCollection</text:span> é um objeto "array-like" (parecido com um array): ela tem <text:span text:style-name="Source_20_Text">length</text:span> e seus itens podem ser acessados por índice (ex: <text:span text:style-name="Source_20_Text">elementos[0]</text:span>). No entanto, ela <text:span text:style-name="T1">não possui</text:span> os métodos de um array, como <text:span text:style-name="Source_20_Text">map()</text:span>, <text:span text:style-name="Source_20_Text">forEach()</text:span> ou <text:span text:style-name="Source_20_Text">filter()</text:span>. Tentar chamar <text:span text:style-name="Source_20_Text">elementos.map()</text:span> diretamente resultará no erro <text:span text:style-name="Source_20_Text">"map is not a function"</text:span>.</text:p>
      <text:p text:style-name="P15"/>
      <text:h text:style-name="P29" text:outline-level="4">A Solução: Convertendo para um Array com o Operador Spread</text:h>
      <text:p text:style-name="P3"/>
      <text:p text:style-name="P15">A solução moderna e elegante para esse problema é usar o <text:span text:style-name="T1">operador spread (</text:span><text:span text:style-name="Source_20_Text"><text:span text:style-name="T1">...</text:span></text:span><text:span text:style-name="T1">)</text:span>. Ele nos permite "espalhar" os itens da <text:span text:style-name="Source_20_Text">HTMLCollection</text:span> dentro de um novo array, convertendo-a efetivamente em um array genuíno sobre o qual podemos usar o <text:span text:style-name="Source_20_Text">map()</text:span>. O código a seguir demonstra o processo completo: obter os elementos, convertê-los e, finalmente, usar <text:span text:style-name="Source_20_Text">map()</text:span> para manipular o <text:span text:style-name="Source_20_Text">innerHTML</text:span> de cada <text:span text:style-name="Source_20_Text">div</text:span>.</text:p>
      <text:p text:style-name="P15"/>
      <text:p text:style-name="P9"><text:soft-page-break/><text:span text:style-name="Source_20_Text">let elementos = document.getElementsByTagName("div"); // Usar 'let' para permitir a reatribuição</text:span></text:p>
      <text:p text:style-name="P9"><text:span text:style-name="Source_20_Text">console.log("Antes da conversão:", elementos); // Retorna uma HTMLCollection</text:span></text:p>
      <text:p text:style-name="P9"/>
      <text:p text:style-name="P9"><text:span text:style-name="Source_20_Text">// O passo crucial: 'espalhamos' os itens da HTMLCollection em um novo array, </text:span></text:p>
      <text:p text:style-name="P9"><text:span text:style-name="Source_20_Text">// dando-lhe acesso a todos os métodos de Array, como .map()</text:span></text:p>
      <text:p text:style-name="P9"><text:span text:style-name="Source_20_Text">elementos = [...elementos];</text:span></text:p>
      <text:p text:style-name="P9"><text:span text:style-name="Source_20_Text">console.log("Depois da conversão:", elementos); // Agora é um Array de divs</text:span></text:p>
      <text:p text:style-name="P9"/>
      <text:p text:style-name="P9"><text:span text:style-name="Source_20_Text">elementos.map((el) =&gt; {</text:span></text:p>
      <text:p text:style-name="P9"><text:span text:style-name="Source_20_Text"><text:s text:c="2"/>// Agora podemos usar map para operar em cada elemento do DOM</text:span></text:p>
      <text:p text:style-name="P9"><text:span text:style-name="Source_20_Text"><text:s text:c="2"/>el.innerHTML = "CFB Cursos";</text:span></text:p>
      <text:p text:style-name="P9"><text:span text:style-name="Source_20_Text">});</text:span></text:p>
      <text:p text:style-name="P10"><text:span text:style-name="Source_20_Text"/></text:p>
      <text:p text:style-name="P25">Análise do Código:</text:p>
      <text:p text:style-name="P25"/>
      <text:list text:style-name="L33">
        <text:list-item>
          <text:p text:style-name="P70"><text:span text:style-name="Source_20_Text">document.getElementsByTagName("div")</text:span> coleta todas as <text:span text:style-name="Source_20_Text">divs</text:span> em uma <text:span text:style-name="Source_20_Text">HTMLCollection</text:span>.</text:p>
        </text:list-item>
        <text:list-item>
          <text:p text:style-name="P70"><text:span text:style-name="Source_20_Text">elementos = [...elementos]</text:span> é o passo crucial. Ele cria um novo array contendo todos os elementos que estavam na <text:span text:style-name="Source_20_Text">HTMLCollection</text:span>.</text:p>
        </text:list-item>
        <text:list-item>
          <text:p text:style-name="P70">Com um array verdadeiro em mãos, a chamada <text:span text:style-name="Source_20_Text">elementos.map(...)</text:span> funciona perfeitamente, permitindo-nos alterar o <text:span text:style-name="Source_20_Text">innerHTML</text:span> de cada <text:span text:style-name="Source_20_Text">div</text:span> para "CFB Cursos".</text:p>
          <text:p text:style-name="P70"/>
        </text:list-item>
      </text:list>
      <text:p text:style-name="P15">Essa técnica é um padrão fundamental no desenvolvimento front-end moderno, especialmente ao trabalhar com frameworks que incentivam atualizações declarativas da UI baseadas em transformações de dados.</text:p>
      <text:p text:style-name="P15"/>
      <text:h text:style-name="P4" text:outline-level="2">5. Técnicas Alternativas e Reutilização de Código</text:h>
      <text:p text:style-name="P3"/>
      <text:p text:style-name="P15">O JavaScript frequentemente oferece múltiplas maneiras de resolver o mesmo problema. Além do operador spread, existem outras técnicas para invocar o <text:span text:style-name="Source_20_Text">map()</text:span> e para organizar o código. Essas técnicas nos ajudam a resolver dois desafios distintos: <text:span text:style-name="T3">o que</text:span> podemos iterar (coleções "array-like") e <text:span text:style-name="T3">como</text:span> escrevemos uma lógica de iteração mais limpa e manutenível.</text:p>
      <text:p text:style-name="P15"/>
      <text:h text:style-name="P8" text:outline-level="3">Técnica 1: Usando <text:span text:style-name="Source_20_Text">Array.prototype.map.call()</text:span></text:h>
      <text:p text:style-name="P3"><text:span text:style-name="Source_20_Text"/></text:p>
      <text:p text:style-name="P15">Uma técnica mais avançada, porém poderosa, para situações específicas é usar <text:span text:style-name="Source_20_Text">Array.prototype.map.call()</text:span>. Este método permite "emprestar" a função <text:span text:style-name="Source_20_Text">map()</text:span> do protótipo de <text:span text:style-name="Source_20_Text">Array</text:span> e aplicá-la diretamente a um objeto "array-like", como uma <text:span text:style-name="Source_20_Text">HTMLCollection</text:span>, sem a necessidade de convertê-la primeiro.</text:p>
      <text:p text:style-name="P15"/>
      <text:p text:style-name="P15">A sintaxe funciona da seguinte forma: o primeiro argumento para <text:span text:style-name="Source_20_Text">.call()</text:span> especifica o que <text:span text:style-name="Source_20_Text">this</text:span> se tornará dentro da função <text:span text:style-name="Source_20_Text">map</text:span> (neste caso, nossa <text:span text:style-name="Source_20_Text">HTMLCollection</text:span>, <text:span text:style-name="Source_20_Text">elementos</text:span>). Todos os argumentos subsequentes são passados diretamente para a função <text:span text:style-name="Source_20_Text">map</text:span> (neste caso, nossa função de callback).</text:p>
      <text:p text:style-name="P15"/>
      <text:p text:style-name="P15"/>
      <text:p text:style-name="P15"/>
      <text:p text:style-name="P9"><text:soft-page-break/><text:span text:style-name="Source_20_Text">// Obtendo a coleção original (não é um array)</text:span></text:p>
      <text:p text:style-name="P9"><text:span text:style-name="Source_20_Text">const elementos = document.getElementsByTagName("div");</text:span></text:p>
      <text:p text:style-name="P9"/>
      <text:p text:style-name="P9"><text:span text:style-name="Source_20_Text">// Usando .call() para "emprestar" e aplicar a função map</text:span></text:p>
      <text:p text:style-name="P9"><text:span text:style-name="Source_20_Text">const valores = Array.prototype.map.call(elementos, (el) =&gt; el.innerHTML);</text:span></text:p>
      <text:p text:style-name="P9"/>
      <text:p text:style-name="P9"><text:span text:style-name="Source_20_Text">console.log(valores); // Retorna um array com o texto de cada div</text:span></text:p>
      <text:p text:style-name="P10"><text:span text:style-name="Source_20_Text"/></text:p>
      <text:h text:style-name="P8" text:outline-level="3">Técnica 2: Passando Funções Externas para o <text:span text:style-name="Source_20_Text">map()</text:span></text:h>
      <text:p text:style-name="P3"><text:span text:style-name="Source_20_Text"/></text:p>
      <text:p text:style-name="P15">Em vez de escrever uma <text:span text:style-name="T3">Arrow Function</text:span> anônima diretamente dentro do <text:span text:style-name="Source_20_Text">map()</text:span>, podemos passar uma função já existente e nomeada como callback. Essa abordagem melhora significativamente a legibilidade e a reutilização do código, especialmente quando a lógica de transformação é complexa ou usada em múltiplos lugares. No exemplo a seguir, criamos duas funções separadas: <text:span text:style-name="Source_20_Text">converterInt</text:span> e <text:span text:style-name="Source_20_Text">dobrar</text:span>. Em seguida, as passamos diretamente para o <text:span text:style-name="Source_20_Text">map()</text:span> para executar transformações em sequência.</text:p>
      <text:p text:style-name="P15"/>
      <text:p text:style-name="P9"><text:span text:style-name="Source_20_Text">const converterInt = (e) =&gt; parseInt(e);</text:span></text:p>
      <text:p text:style-name="P9"><text:span text:style-name="Source_20_Text">const dobrar = (e) =&gt; e * 2;</text:span></text:p>
      <text:p text:style-name="P9"/>
      <text:p text:style-name="P9"><text:span text:style-name="Source_20_Text">let num = ['1', '2', '3', '4', '5'];</text:span></text:p>
      <text:p text:style-name="P9"/>
      <text:p text:style-name="P9"><text:span text:style-name="Source_20_Text">// 1. Usando a função 'converterInt' para transformar as strings em números</text:span></text:p>
      <text:p text:style-name="P9"><text:span text:style-name="Source_20_Text">let numConvertidos = num.map(converterInt);</text:span></text:p>
      <text:p text:style-name="P9"><text:span text:style-name="Source_20_Text">console.log(numConvertidos); // Saída: [1, 2, 3, 4, 5]</text:span></text:p>
      <text:p text:style-name="P9"/>
      <text:p text:style-name="P9"><text:span text:style-name="Source_20_Text">// 2. Usando a função 'dobrar' no novo array de números</text:span></text:p>
      <text:p text:style-name="P9"><text:span text:style-name="Source_20_Text">let numDobrados = numConvertidos.map(dobrar);</text:span></text:p>
      <text:p text:style-name="P9"><text:span text:style-name="Source_20_Text">console.log(numDobrados); // Saída: [2, 4, 6, 8, 10]</text:span></text:p>
      <text:p text:style-name="P10"><text:span text:style-name="Source_20_Text"/></text:p>
      <text:p text:style-name="P15">Essa versatilidade demonstra como o <text:span text:style-name="Source_20_Text">map()</text:span> é uma peça central na escrita de um código JavaScript limpo, funcional e eficiente.</text:p>
      <text:p text:style-name="P15"/>
      <text:h text:style-name="P4" text:outline-level="2">6. Conclusão: Principais Aprendizados sobre o <text:span text:style-name="Source_20_Text">map()</text:span></text:h>
      <text:p text:style-name="P3"><text:span text:style-name="Source_20_Text"/></text:p>
      <text:p text:style-name="P15">Ao final desta análise, podemos sintetizar o poder e a utilidade do método <text:span text:style-name="Source_20_Text">map()</text:span> em alguns pontos críticos. Ele é uma ferramenta indispensável para qualquer desenvolvedor JavaScript moderno. Aqui estão os <text:span text:style-name="T1">3 principais aprendizados</text:span> sobre o método <text:span text:style-name="Source_20_Text">map()</text:span>:</text:p>
      <text:p text:style-name="P15"/>
      <text:list text:style-name="L34">
        <text:list-item>
          <text:p text:style-name="P71"><text:span text:style-name="T1">Iteração Completa e Retorno de um Novo Array:</text:span> Lembre-se sempre que o <text:span text:style-name="Source_20_Text">map()</text:span> percorre a coleção inteira, do primeiro ao último elemento, e seu principal objetivo é retornar um <text:span text:style-name="T1">novo array</text:span> com os resultados, deixando o original intacto (imutabilidade).</text:p>
        </text:list-item>
        <text:list-item>
          <text:p text:style-name="P71"><text:span text:style-name="T1">Ideal para Transformação de Dados:</text:span> É a ferramenta perfeita para quando você precisa aplicar uma mesma transformação a todos os elementos de uma lista, seja para formatar strings, calcular valores ou extrair propriedades de objetos.</text:p>
        </text:list-item>
        <text:list-item>
          <text:p text:style-name="P71"><text:soft-page-break/><text:span text:style-name="T1">Flexibilidade de Aplicação:</text:span> Sua utilidade vai além de arrays simples. Com as técnicas corretas (como o operador spread ou <text:span text:style-name="Source_20_Text">.call()</text:span>), ele pode ser aplicado a coleções do DOM. Além disso, ao aceitar funções nomeadas, ele promove a criação de um código mais limpo e reutilizável.</text:p>
        </text:list-item>
      </text:list>
      <text:p text:style-name="P15"/>
      <text:p text:style-name="P15">Agora, o desafio é seu: refatore um loop <text:span text:style-name="Source_20_Text">for</text:span> existente em seu projeto para usar <text:span text:style-name="Source_20_Text">map()</text:span> e sinta a diferença na clareza do seu código.</text:p>
      <text:p text:style-name="P15"/>
      <text:p text:style-name="P15"/>
      <text:p text:style-name="P15"/>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line-height="100%" fo:text-align="end" style:justify-single-word="false" fo:text-indent="0cm" style:auto-text-indent="false"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200%" fo:text-indent="0cm" style:auto-text-indent="false">
        <style:tab-stops>
          <style:tab-stop style:position="18.5cm" style:type="right" style:leader-style="dotted" style:leader-text="."/>
        </style:tab-stops>
      </style:paragraph-properties>
      <style:text-properties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10T17:32:57.698182309</dc:date>
    <meta:editing-duration>PT5H54M25S</meta:editing-duration>
    <meta:editing-cycles>14</meta:editing-cycles>
    <meta:generator>LibreOffice/25.8.4.2$Linux_X86_64 LibreOffice_project/290daaa01b999472f0c7a3890eb6a550fd74c6df</meta:generator>
    <meta:document-statistic meta:table-count="6" meta:image-count="0" meta:object-count="0" meta:page-count="51" meta:paragraph-count="892" meta:word-count="17370" meta:character-count="106981" meta:non-whitespace-character-count="90187"/>
  </office:meta>
</office:document-meta>
</file>